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1.88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curacy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Najboljši</text:p>
          </table:table-cell>
          <table:table-cell office:value-type="string" calcext:value-type="string">
            <text:p>Povprečj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146667" calcext:value-type="float">
            <text:p>0,146667</text:p>
          </table:table-cell>
          <table:table-cell table:number-columns-repeated="7" office:value-type="float" office:value="0.333333" calcext:value-type="float">
            <text:p>0,333333</text:p>
          </table:table-cell>
          <table:table-cell office:value-type="float" office:value="0.34381" calcext:value-type="float">
            <text:p>0,34381</text:p>
          </table:table-cell>
          <table:table-cell office:value-type="float" office:value="0.54381" calcext:value-type="float">
            <text:p>0,54381</text:p>
          </table:table-cell>
          <table:table-cell office:value-type="float" office:value="0.685714" calcext:value-type="float">
            <text:p>0,685714</text:p>
          </table:table-cell>
          <table:table-cell office:value-type="float" office:value="0.336762" calcext:value-type="float">
            <text:p>0,33676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7619" calcext:value-type="float">
            <text:p>0,27619</text:p>
          </table:table-cell>
          <table:table-cell office:value-type="float" office:value="0.318095" calcext:value-type="float">
            <text:p>0,318095</text:p>
          </table:table-cell>
          <table:table-cell table:number-columns-repeated="7" office:value-type="float" office:value="0.333333" calcext:value-type="float">
            <text:p>0,333333</text:p>
          </table:table-cell>
          <table:table-cell office:value-type="float" office:value="0.344762" calcext:value-type="float">
            <text:p>0,344762</text:p>
          </table:table-cell>
          <table:table-cell office:value-type="float" office:value="0.607619" calcext:value-type="float">
            <text:p>0,607619</text:p>
          </table:table-cell>
          <table:table-cell office:value-type="float" office:value="0.685714" calcext:value-type="float">
            <text:p>0,685714</text:p>
          </table:table-cell>
          <table:table-cell office:value-type="float" office:value="0.360381" calcext:value-type="float">
            <text:p>0,36038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95238" calcext:value-type="float">
            <text:p>0,295238</text:p>
          </table:table-cell>
          <table:table-cell office:value-type="float" office:value="0.326667" calcext:value-type="float">
            <text:p>0,326667</text:p>
          </table:table-cell>
          <table:table-cell table:number-columns-repeated="7" office:value-type="float" office:value="0.333333" calcext:value-type="float">
            <text:p>0,333333</text:p>
          </table:table-cell>
          <table:table-cell office:value-type="float" office:value="0.508571" calcext:value-type="float">
            <text:p>0,508571</text:p>
          </table:table-cell>
          <table:table-cell office:value-type="float" office:value="0.671429" calcext:value-type="float">
            <text:p>0,671429</text:p>
          </table:table-cell>
          <table:table-cell office:value-type="float" office:value="0.685714" calcext:value-type="float">
            <text:p>0,685714</text:p>
          </table:table-cell>
          <table:table-cell office:value-type="float" office:value="0.384" calcext:value-type="float">
            <text:p>0,38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95238" calcext:value-type="float">
            <text:p>0,295238</text:p>
          </table:table-cell>
          <table:table-cell office:value-type="float" office:value="0.326667" calcext:value-type="float">
            <text:p>0,326667</text:p>
          </table:table-cell>
          <table:table-cell table:number-columns-repeated="6" office:value-type="float" office:value="0.333333" calcext:value-type="float">
            <text:p>0,333333</text:p>
          </table:table-cell>
          <table:table-cell office:value-type="float" office:value="0.360952" calcext:value-type="float">
            <text:p>0,360952</text:p>
          </table:table-cell>
          <table:table-cell office:value-type="float" office:value="0.614286" calcext:value-type="float">
            <text:p>0,614286</text:p>
          </table:table-cell>
          <table:table-cell office:value-type="float" office:value="0.674286" calcext:value-type="float">
            <text:p>0,674286</text:p>
          </table:table-cell>
          <table:table-cell office:value-type="float" office:value="0.685714" calcext:value-type="float">
            <text:p>0,685714</text:p>
          </table:table-cell>
          <table:table-cell office:value-type="float" office:value="0.397619" calcext:value-type="float">
            <text:p>0,39761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261905" calcext:value-type="float">
            <text:p>0,261905</text:p>
          </table:table-cell>
          <table:table-cell table:number-columns-repeated="5" office:value-type="float" office:value="0.333333" calcext:value-type="float">
            <text:p>0,333333</text:p>
          </table:table-cell>
          <table:table-cell office:value-type="float" office:value="0.334286" calcext:value-type="float">
            <text:p>0,334286</text:p>
          </table:table-cell>
          <table:table-cell office:value-type="float" office:value="0.525714" calcext:value-type="float">
            <text:p>0,525714</text:p>
          </table:table-cell>
          <table:table-cell office:value-type="float" office:value="0.665714" calcext:value-type="float">
            <text:p>0,665714</text:p>
          </table:table-cell>
          <table:table-cell office:value-type="float" office:value="0.678095" calcext:value-type="float">
            <text:p>0,678095</text:p>
          </table:table-cell>
          <table:table-cell office:value-type="float" office:value="0.685714" calcext:value-type="float">
            <text:p>0,685714</text:p>
          </table:table-cell>
          <table:table-cell office:value-type="float" office:value="0.413238" calcext:value-type="float">
            <text:p>0,41323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66667" calcext:value-type="float">
            <text:p>0,066667</text:p>
          </table:table-cell>
          <table:table-cell office:value-type="float" office:value="0.27619" calcext:value-type="float">
            <text:p>0,27619</text:p>
          </table:table-cell>
          <table:table-cell table:number-columns-repeated="5" office:value-type="float" office:value="0.333333" calcext:value-type="float">
            <text:p>0,333333</text:p>
          </table:table-cell>
          <table:table-cell office:value-type="float" office:value="0.352381" calcext:value-type="float">
            <text:p>0,352381</text:p>
          </table:table-cell>
          <table:table-cell office:value-type="float" office:value="0.611429" calcext:value-type="float">
            <text:p>0,611429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678095" calcext:value-type="float">
            <text:p>0,678095</text:p>
          </table:table-cell>
          <table:table-cell office:value-type="float" office:value="0.685714" calcext:value-type="float">
            <text:p>0,685714</text:p>
          </table:table-cell>
          <table:table-cell office:value-type="float" office:value="0.425143" calcext:value-type="float">
            <text:p>0,42514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7619" calcext:value-type="float">
            <text:p>0,07619</text:p>
          </table:table-cell>
          <table:table-cell office:value-type="float" office:value="0.294286" calcext:value-type="float">
            <text:p>0,294286</text:p>
          </table:table-cell>
          <table:table-cell table:number-columns-repeated="5" office:value-type="float" office:value="0.333333" calcext:value-type="float">
            <text:p>0,333333</text:p>
          </table:table-cell>
          <table:table-cell office:value-type="float" office:value="0.400952" calcext:value-type="float">
            <text:p>0,400952</text:p>
          </table:table-cell>
          <table:table-cell office:value-type="float" office:value="0.648571" calcext:value-type="float">
            <text:p>0,648571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678095" calcext:value-type="float">
            <text:p>0,678095</text:p>
          </table:table-cell>
          <table:table-cell office:value-type="float" office:value="0.685714" calcext:value-type="float">
            <text:p>0,685714</text:p>
          </table:table-cell>
          <table:table-cell office:value-type="float" office:value="0.435524" calcext:value-type="float">
            <text:p>0,43552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66667" calcext:value-type="float">
            <text:p>0,066667</text:p>
          </table:table-cell>
          <table:table-cell office:value-type="float" office:value="0.234286" calcext:value-type="float">
            <text:p>0,234286</text:p>
          </table:table-cell>
          <table:table-cell table:number-columns-repeated="5" office:value-type="float" office:value="0.333333" calcext:value-type="float">
            <text:p>0,333333</text:p>
          </table:table-cell>
          <table:table-cell office:value-type="float" office:value="0.409524" calcext:value-type="float">
            <text:p>0,409524</text:p>
          </table:table-cell>
          <table:table-cell office:value-type="float" office:value="0.658095" calcext:value-type="float">
            <text:p>0,658095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678095" calcext:value-type="float">
            <text:p>0,678095</text:p>
          </table:table-cell>
          <table:table-cell office:value-type="float" office:value="0.685714" calcext:value-type="float">
            <text:p>0,685714</text:p>
          </table:table-cell>
          <table:table-cell office:value-type="float" office:value="0.431333" calcext:value-type="float">
            <text:p>0,43133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" office:value-type="float" office:value="0.333333" calcext:value-type="float">
            <text:p>0,333333</text:p>
          </table:table-cell>
          <table:table-cell office:value-type="float" office:value="0.337143" calcext:value-type="float">
            <text:p>0,337143</text:p>
          </table:table-cell>
          <table:table-cell office:value-type="float" office:value="0.462857" calcext:value-type="float">
            <text:p>0,462857</text:p>
          </table:table-cell>
          <table:table-cell office:value-type="float" office:value="0.662857" calcext:value-type="float">
            <text:p>0,662857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678095" calcext:value-type="float">
            <text:p>0,678095</text:p>
          </table:table-cell>
          <table:table-cell office:value-type="float" office:value="0.685714" calcext:value-type="float">
            <text:p>0,685714</text:p>
          </table:table-cell>
          <table:table-cell office:value-type="float" office:value="0.447429" calcext:value-type="float">
            <text:p>0,44742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14286" calcext:value-type="float">
            <text:p>0,314286</text:p>
          </table:table-cell>
          <table:table-cell office:value-type="float" office:value="0.331429" calcext:value-type="float">
            <text:p>0,331429</text:p>
          </table:table-cell>
          <table:table-cell table:number-columns-repeated="5" office:value-type="float" office:value="0.333333" calcext:value-type="float">
            <text:p>0,333333</text:p>
          </table:table-cell>
          <table:table-cell office:value-type="float" office:value="0.413333" calcext:value-type="float">
            <text:p>0,413333</text:p>
          </table:table-cell>
          <table:table-cell office:value-type="float" office:value="0.66" calcext:value-type="float">
            <text:p>0,66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678095" calcext:value-type="float">
            <text:p>0,678095</text:p>
          </table:table-cell>
          <table:table-cell office:value-type="float" office:value="0.685714" calcext:value-type="float">
            <text:p>0,685714</text:p>
          </table:table-cell>
          <table:table-cell office:value-type="float" office:value="0.441619" calcext:value-type="float">
            <text:p>0,44161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28571" calcext:value-type="float">
            <text:p>0,028571</text:p>
          </table:table-cell>
          <table:table-cell office:value-type="float" office:value="0.300952" calcext:value-type="float">
            <text:p>0,300952</text:p>
          </table:table-cell>
          <table:table-cell table:number-columns-repeated="4" office:value-type="float" office:value="0.333333" calcext:value-type="float">
            <text:p>0,333333</text:p>
          </table:table-cell>
          <table:table-cell office:value-type="float" office:value="0.337143" calcext:value-type="float">
            <text:p>0,337143</text:p>
          </table:table-cell>
          <table:table-cell office:value-type="float" office:value="0.530476" calcext:value-type="float">
            <text:p>0,530476</text:p>
          </table:table-cell>
          <table:table-cell office:value-type="float" office:value="0.664762" calcext:value-type="float">
            <text:p>0,664762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68381" calcext:value-type="float">
            <text:p>0,68381</text:p>
          </table:table-cell>
          <table:table-cell office:value-type="float" office:value="0.685714" calcext:value-type="float">
            <text:p>0,685714</text:p>
          </table:table-cell>
          <table:table-cell office:value-type="float" office:value="0.451714" calcext:value-type="float">
            <text:p>0,45171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 office:value-type="float" office:value="0.333333" calcext:value-type="float">
            <text:p>0,333333</text:p>
          </table:table-cell>
          <table:table-cell office:value-type="float" office:value="0.372381" calcext:value-type="float">
            <text:p>0,372381</text:p>
          </table:table-cell>
          <table:table-cell office:value-type="float" office:value="0.649524" calcext:value-type="float">
            <text:p>0,649524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670476" calcext:value-type="float">
            <text:p>0,670476</text:p>
          </table:table-cell>
          <table:table-cell table:number-columns-repeated="2" office:value-type="float" office:value="0.685714" calcext:value-type="float">
            <text:p>0,685714</text:p>
          </table:table-cell>
          <table:table-cell office:value-type="float" office:value="0.471143" calcext:value-type="float">
            <text:p>0,47114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2381" calcext:value-type="float">
            <text:p>0,32381</text:p>
          </table:table-cell>
          <table:table-cell office:value-type="float" office:value="0.332381" calcext:value-type="float">
            <text:p>0,332381</text:p>
          </table:table-cell>
          <table:table-cell table:number-columns-repeated="4" office:value-type="float" office:value="0.333333" calcext:value-type="float">
            <text:p>0,333333</text:p>
          </table:table-cell>
          <table:table-cell office:value-type="float" office:value="0.345714" calcext:value-type="float">
            <text:p>0,345714</text:p>
          </table:table-cell>
          <table:table-cell office:value-type="float" office:value="0.591429" calcext:value-type="float">
            <text:p>0,591429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670476" calcext:value-type="float">
            <text:p>0,670476</text:p>
          </table:table-cell>
          <table:table-cell office:value-type="float" office:value="0.687619" calcext:value-type="float">
            <text:p>0,687619</text:p>
          </table:table-cell>
          <table:table-cell office:value-type="float" office:value="0.704762" calcext:value-type="float">
            <text:p>0,704762</text:p>
          </table:table-cell>
          <table:table-cell office:value-type="float" office:value="0.462762" calcext:value-type="float">
            <text:p>0,46276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6" office:value-type="float" office:value="0.333333" calcext:value-type="float">
            <text:p>0,333333</text:p>
          </table:table-cell>
          <table:table-cell office:value-type="float" office:value="0.362857" calcext:value-type="float">
            <text:p>0,362857</text:p>
          </table:table-cell>
          <table:table-cell office:value-type="float" office:value="0.648571" calcext:value-type="float">
            <text:p>0,648571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670476" calcext:value-type="float">
            <text:p>0,670476</text:p>
          </table:table-cell>
          <table:table-cell office:value-type="float" office:value="0.689524" calcext:value-type="float">
            <text:p>0,689524</text:p>
          </table:table-cell>
          <table:table-cell office:value-type="float" office:value="0.704762" calcext:value-type="float">
            <text:p>0,704762</text:p>
          </table:table-cell>
          <table:table-cell office:value-type="float" office:value="0.470476" calcext:value-type="float">
            <text:p>0,47047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 office:value-type="float" office:value="0.333333" calcext:value-type="float">
            <text:p>0,333333</text:p>
          </table:table-cell>
          <table:table-cell office:value-type="float" office:value="0.347619" calcext:value-type="float">
            <text:p>0,347619</text:p>
          </table:table-cell>
          <table:table-cell office:value-type="float" office:value="0.510476" calcext:value-type="float">
            <text:p>0,510476</text:p>
          </table:table-cell>
          <table:table-cell office:value-type="float" office:value="0.660952" calcext:value-type="float">
            <text:p>0,660952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670476" calcext:value-type="float">
            <text:p>0,670476</text:p>
          </table:table-cell>
          <table:table-cell office:value-type="float" office:value="0.699048" calcext:value-type="float">
            <text:p>0,699048</text:p>
          </table:table-cell>
          <table:table-cell office:value-type="float" office:value="0.780952" calcext:value-type="float">
            <text:p>0,780952</text:p>
          </table:table-cell>
          <table:table-cell office:value-type="float" office:value="0.488857" calcext:value-type="float">
            <text:p>0,48885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2381" calcext:value-type="float">
            <text:p>0,152381</text:p>
          </table:table-cell>
          <table:table-cell office:value-type="float" office:value="0.315238" calcext:value-type="float">
            <text:p>0,315238</text:p>
          </table:table-cell>
          <table:table-cell table:number-columns-repeated="2" office:value-type="float" office:value="0.333333" calcext:value-type="float">
            <text:p>0,333333</text:p>
          </table:table-cell>
          <table:table-cell office:value-type="float" office:value="0.337143" calcext:value-type="float">
            <text:p>0,337143</text:p>
          </table:table-cell>
          <table:table-cell office:value-type="float" office:value="0.417143" calcext:value-type="float">
            <text:p>0,417143</text:p>
          </table:table-cell>
          <table:table-cell office:value-type="float" office:value="0.631429" calcext:value-type="float">
            <text:p>0,631429</text:p>
          </table:table-cell>
          <table:table-cell table:number-columns-repeated="2" office:value-type="float" office:value="0.666667" calcext:value-type="float">
            <text:p>0,666667</text:p>
          </table:table-cell>
          <table:table-cell office:value-type="float" office:value="0.67619" calcext:value-type="float">
            <text:p>0,67619</text:p>
          </table:table-cell>
          <table:table-cell office:value-type="float" office:value="0.713333" calcext:value-type="float">
            <text:p>0,713333</text:p>
          </table:table-cell>
          <table:table-cell office:value-type="float" office:value="0.780952" calcext:value-type="float">
            <text:p>0,780952</text:p>
          </table:table-cell>
          <table:table-cell office:value-type="float" office:value="0.509048" calcext:value-type="float">
            <text:p>0,50904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 office:value-type="float" office:value="0.333333" calcext:value-type="float">
            <text:p>0,333333</text:p>
          </table:table-cell>
          <table:table-cell office:value-type="float" office:value="0.353333" calcext:value-type="float">
            <text:p>0,353333</text:p>
          </table:table-cell>
          <table:table-cell office:value-type="float" office:value="0.537143" calcext:value-type="float">
            <text:p>0,537143</text:p>
          </table:table-cell>
          <table:table-cell office:value-type="float" office:value="0.66381" calcext:value-type="float">
            <text:p>0,66381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674286" calcext:value-type="float">
            <text:p>0,674286</text:p>
          </table:table-cell>
          <table:table-cell office:value-type="float" office:value="0.720952" calcext:value-type="float">
            <text:p>0,720952</text:p>
          </table:table-cell>
          <table:table-cell office:value-type="float" office:value="0.780952" calcext:value-type="float">
            <text:p>0,780952</text:p>
          </table:table-cell>
          <table:table-cell office:value-type="float" office:value="0.494952" calcext:value-type="float">
            <text:p>0,49495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09524" calcext:value-type="float">
            <text:p>0,209524</text:p>
          </table:table-cell>
          <table:table-cell office:value-type="float" office:value="0.320952" calcext:value-type="float">
            <text:p>0,320952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33619" calcext:value-type="float">
            <text:p>0,33619</text:p>
          </table:table-cell>
          <table:table-cell office:value-type="float" office:value="0.433333" calcext:value-type="float">
            <text:p>0,433333</text:p>
          </table:table-cell>
          <table:table-cell office:value-type="float" office:value="0.577143" calcext:value-type="float">
            <text:p>0,577143</text:p>
          </table:table-cell>
          <table:table-cell office:value-type="float" office:value="0.661905" calcext:value-type="float">
            <text:p>0,661905</text:p>
          </table:table-cell>
          <table:table-cell table:number-columns-repeated="2" office:value-type="float" office:value="0.666667" calcext:value-type="float">
            <text:p>0,666667</text:p>
          </table:table-cell>
          <table:table-cell office:value-type="float" office:value="0.672381" calcext:value-type="float">
            <text:p>0,672381</text:p>
          </table:table-cell>
          <table:table-cell office:value-type="float" office:value="0.730476" calcext:value-type="float">
            <text:p>0,730476</text:p>
          </table:table-cell>
          <table:table-cell office:value-type="float" office:value="0.780952" calcext:value-type="float">
            <text:p>0,780952</text:p>
          </table:table-cell>
          <table:table-cell office:value-type="float" office:value="0.539905" calcext:value-type="float">
            <text:p>0,53990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28571" calcext:value-type="float">
            <text:p>0,028571</text:p>
          </table:table-cell>
          <table:table-cell office:value-type="float" office:value="0.29619" calcext:value-type="float">
            <text:p>0,29619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334286" calcext:value-type="float">
            <text:p>0,334286</text:p>
          </table:table-cell>
          <table:table-cell office:value-type="float" office:value="0.428571" calcext:value-type="float">
            <text:p>0,428571</text:p>
          </table:table-cell>
          <table:table-cell office:value-type="float" office:value="0.589524" calcext:value-type="float">
            <text:p>0,589524</text:p>
          </table:table-cell>
          <table:table-cell office:value-type="float" office:value="0.662857" calcext:value-type="float">
            <text:p>0,662857</text:p>
          </table:table-cell>
          <table:table-cell table:number-columns-repeated="2" office:value-type="float" office:value="0.666667" calcext:value-type="float">
            <text:p>0,666667</text:p>
          </table:table-cell>
          <table:table-cell office:value-type="float" office:value="0.672381" calcext:value-type="float">
            <text:p>0,672381</text:p>
          </table:table-cell>
          <table:table-cell office:value-type="float" office:value="0.727619" calcext:value-type="float">
            <text:p>0,727619</text:p>
          </table:table-cell>
          <table:table-cell office:value-type="float" office:value="0.780952" calcext:value-type="float">
            <text:p>0,780952</text:p>
          </table:table-cell>
          <table:table-cell office:value-type="float" office:value="0.53781" calcext:value-type="float">
            <text:p>0,5378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66667" calcext:value-type="float">
            <text:p>0,266667</text:p>
          </table:table-cell>
          <table:table-cell office:value-type="float" office:value="0.326667" calcext:value-type="float">
            <text:p>0,326667</text:p>
          </table:table-cell>
          <table:table-cell table:number-columns-repeated="2" office:value-type="float" office:value="0.333333" calcext:value-type="float">
            <text:p>0,333333</text:p>
          </table:table-cell>
          <table:table-cell office:value-type="float" office:value="0.368571" calcext:value-type="float">
            <text:p>0,368571</text:p>
          </table:table-cell>
          <table:table-cell office:value-type="float" office:value="0.577143" calcext:value-type="float">
            <text:p>0,577143</text:p>
          </table:table-cell>
          <table:table-cell office:value-type="float" office:value="0.653333" calcext:value-type="float">
            <text:p>0,653333</text:p>
          </table:table-cell>
          <table:table-cell table:number-columns-repeated="2" office:value-type="float" office:value="0.666667" calcext:value-type="float">
            <text:p>0,666667</text:p>
          </table:table-cell>
          <table:table-cell office:value-type="float" office:value="0.670476" calcext:value-type="float">
            <text:p>0,670476</text:p>
          </table:table-cell>
          <table:table-cell office:value-type="float" office:value="0.733333" calcext:value-type="float">
            <text:p>0,733333</text:p>
          </table:table-cell>
          <table:table-cell office:value-type="float" office:value="0.780952" calcext:value-type="float">
            <text:p>0,780952</text:p>
          </table:table-cell>
          <table:table-cell office:value-type="float" office:value="0.532952" calcext:value-type="float">
            <text:p>0,53295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 office:value-type="float" office:value="0.333333" calcext:value-type="float">
            <text:p>0,333333</text:p>
          </table:table-cell>
          <table:table-cell office:value-type="float" office:value="0.449524" calcext:value-type="float">
            <text:p>0,449524</text:p>
          </table:table-cell>
          <table:table-cell office:value-type="float" office:value="0.637143" calcext:value-type="float">
            <text:p>0,637143</text:p>
          </table:table-cell>
          <table:table-cell office:value-type="float" office:value="0.664762" calcext:value-type="float">
            <text:p>0,664762</text:p>
          </table:table-cell>
          <table:table-cell table:number-columns-repeated="2" office:value-type="float" office:value="0.666667" calcext:value-type="float">
            <text:p>0,666667</text:p>
          </table:table-cell>
          <table:table-cell office:value-type="float" office:value="0.675238" calcext:value-type="float">
            <text:p>0,675238</text:p>
          </table:table-cell>
          <table:table-cell office:value-type="float" office:value="0.76" calcext:value-type="float">
            <text:p>0,76</text:p>
          </table:table-cell>
          <table:table-cell office:value-type="float" office:value="0.780952" calcext:value-type="float">
            <text:p>0,780952</text:p>
          </table:table-cell>
          <table:table-cell office:value-type="float" office:value="0.552" calcext:value-type="float">
            <text:p>0,55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32381" calcext:value-type="float">
            <text:p>0,32381</text:p>
          </table:table-cell>
          <table:table-cell office:value-type="float" office:value="0.332381" calcext:value-type="float">
            <text:p>0,332381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335238" calcext:value-type="float">
            <text:p>0,335238</text:p>
          </table:table-cell>
          <table:table-cell office:value-type="float" office:value="0.450476" calcext:value-type="float">
            <text:p>0,450476</text:p>
          </table:table-cell>
          <table:table-cell office:value-type="float" office:value="0.651429" calcext:value-type="float">
            <text:p>0,651429</text:p>
          </table:table-cell>
          <table:table-cell table:number-columns-repeated="3" office:value-type="float" office:value="0.666667" calcext:value-type="float">
            <text:p>0,666667</text:p>
          </table:table-cell>
          <table:table-cell office:value-type="float" office:value="0.667619" calcext:value-type="float">
            <text:p>0,667619</text:p>
          </table:table-cell>
          <table:table-cell office:value-type="float" office:value="0.740952" calcext:value-type="float">
            <text:p>0,740952</text:p>
          </table:table-cell>
          <table:table-cell office:value-type="float" office:value="0.780952" calcext:value-type="float">
            <text:p>0,780952</text:p>
          </table:table-cell>
          <table:table-cell office:value-type="float" office:value="0.551143" calcext:value-type="float">
            <text:p>0,55114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257143" calcext:value-type="float">
            <text:p>0,257143</text:p>
          </table:table-cell>
          <table:table-cell office:value-type="float" office:value="0.325714" calcext:value-type="float">
            <text:p>0,325714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34" calcext:value-type="float">
            <text:p>0,34</text:p>
          </table:table-cell>
          <table:table-cell office:value-type="float" office:value="0.546667" calcext:value-type="float">
            <text:p>0,546667</text:p>
          </table:table-cell>
          <table:table-cell office:value-type="float" office:value="0.658095" calcext:value-type="float">
            <text:p>0,658095</text:p>
          </table:table-cell>
          <table:table-cell table:number-columns-repeated="3" office:value-type="float" office:value="0.666667" calcext:value-type="float">
            <text:p>0,666667</text:p>
          </table:table-cell>
          <table:table-cell office:value-type="float" office:value="0.669524" calcext:value-type="float">
            <text:p>0,669524</text:p>
          </table:table-cell>
          <table:table-cell office:value-type="float" office:value="0.765714" calcext:value-type="float">
            <text:p>0,765714</text:p>
          </table:table-cell>
          <table:table-cell office:value-type="float" office:value="0.780952" calcext:value-type="float">
            <text:p>0,780952</text:p>
          </table:table-cell>
          <table:table-cell office:value-type="float" office:value="0.563905" calcext:value-type="float">
            <text:p>0,56390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0.333333" calcext:value-type="float">
            <text:p>0,333333</text:p>
          </table:table-cell>
          <table:table-cell office:value-type="float" office:value="0.335238" calcext:value-type="float">
            <text:p>0,335238</text:p>
          </table:table-cell>
          <table:table-cell office:value-type="float" office:value="0.481905" calcext:value-type="float">
            <text:p>0,481905</text:p>
          </table:table-cell>
          <table:table-cell office:value-type="float" office:value="0.651429" calcext:value-type="float">
            <text:p>0,651429</text:p>
          </table:table-cell>
          <table:table-cell table:number-columns-repeated="4" office:value-type="float" office:value="0.666667" calcext:value-type="float">
            <text:p>0,666667</text:p>
          </table:table-cell>
          <table:table-cell office:value-type="float" office:value="0.669524" calcext:value-type="float">
            <text:p>0,669524</text:p>
          </table:table-cell>
          <table:table-cell office:value-type="float" office:value="0.765714" calcext:value-type="float">
            <text:p>0,765714</text:p>
          </table:table-cell>
          <table:table-cell office:value-type="float" office:value="0.780952" calcext:value-type="float">
            <text:p>0,780952</text:p>
          </table:table-cell>
          <table:table-cell office:value-type="float" office:value="0.590381" calcext:value-type="float">
            <text:p>0,59038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 office:value-type="float" office:value="0.333333" calcext:value-type="float">
            <text:p>0,333333</text:p>
          </table:table-cell>
          <table:table-cell office:value-type="float" office:value="0.381905" calcext:value-type="float">
            <text:p>0,381905</text:p>
          </table:table-cell>
          <table:table-cell office:value-type="float" office:value="0.628571" calcext:value-type="float">
            <text:p>0,628571</text:p>
          </table:table-cell>
          <table:table-cell office:value-type="float" office:value="0.664762" calcext:value-type="float">
            <text:p>0,664762</text:p>
          </table:table-cell>
          <table:table-cell table:number-columns-repeated="3" office:value-type="float" office:value="0.666667" calcext:value-type="float">
            <text:p>0,666667</text:p>
          </table:table-cell>
          <table:table-cell office:value-type="float" office:value="0.668571" calcext:value-type="float">
            <text:p>0,668571</text:p>
          </table:table-cell>
          <table:table-cell office:value-type="float" office:value="0.75619" calcext:value-type="float">
            <text:p>0,75619</text:p>
          </table:table-cell>
          <table:table-cell office:value-type="float" office:value="0.780952" calcext:value-type="float">
            <text:p>0,780952</text:p>
          </table:table-cell>
          <table:table-cell office:value-type="float" office:value="0.576667" calcext:value-type="float">
            <text:p>0,57666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.333333" calcext:value-type="float">
            <text:p>0,333333</text:p>
          </table:table-cell>
          <table:table-cell office:value-type="float" office:value="0.34381" calcext:value-type="float">
            <text:p>0,34381</text:p>
          </table:table-cell>
          <table:table-cell office:value-type="float" office:value="0.487619" calcext:value-type="float">
            <text:p>0,487619</text:p>
          </table:table-cell>
          <table:table-cell office:value-type="float" office:value="0.645714" calcext:value-type="float">
            <text:p>0,645714</text:p>
          </table:table-cell>
          <table:table-cell table:number-columns-repeated="5" office:value-type="float" office:value="0.666667" calcext:value-type="float">
            <text:p>0,666667</text:p>
          </table:table-cell>
          <table:table-cell office:value-type="float" office:value="0.727619" calcext:value-type="float">
            <text:p>0,727619</text:p>
          </table:table-cell>
          <table:table-cell office:value-type="float" office:value="0.780952" calcext:value-type="float">
            <text:p>0,780952</text:p>
          </table:table-cell>
          <table:table-cell office:value-type="float" office:value="0.587143" calcext:value-type="float">
            <text:p>0,58714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0.333333" calcext:value-type="float">
            <text:p>0,333333</text:p>
          </table:table-cell>
          <table:table-cell office:value-type="float" office:value="0.338095" calcext:value-type="float">
            <text:p>0,338095</text:p>
          </table:table-cell>
          <table:table-cell office:value-type="float" office:value="0.513333" calcext:value-type="float">
            <text:p>0,513333</text:p>
          </table:table-cell>
          <table:table-cell office:value-type="float" office:value="0.653333" calcext:value-type="float">
            <text:p>0,653333</text:p>
          </table:table-cell>
          <table:table-cell table:number-columns-repeated="4" office:value-type="float" office:value="0.666667" calcext:value-type="float">
            <text:p>0,666667</text:p>
          </table:table-cell>
          <table:table-cell office:value-type="float" office:value="0.669524" calcext:value-type="float">
            <text:p>0,669524</text:p>
          </table:table-cell>
          <table:table-cell office:value-type="float" office:value="0.774286" calcext:value-type="float">
            <text:p>0,774286</text:p>
          </table:table-cell>
          <table:table-cell office:value-type="float" office:value="0.92381" calcext:value-type="float">
            <text:p>0,92381</text:p>
          </table:table-cell>
          <table:table-cell office:value-type="float" office:value="0.594857" calcext:value-type="float">
            <text:p>0,59485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float" office:value="0.333333" calcext:value-type="float">
            <text:p>0,333333</text:p>
          </table:table-cell>
          <table:table-cell office:value-type="float" office:value="0.419048" calcext:value-type="float">
            <text:p>0,419048</text:p>
          </table:table-cell>
          <table:table-cell office:value-type="float" office:value="0.642857" calcext:value-type="float">
            <text:p>0,642857</text:p>
          </table:table-cell>
          <table:table-cell table:number-columns-repeated="5" office:value-type="float" office:value="0.666667" calcext:value-type="float">
            <text:p>0,666667</text:p>
          </table:table-cell>
          <table:table-cell office:value-type="float" office:value="0.715238" calcext:value-type="float">
            <text:p>0,715238</text:p>
          </table:table-cell>
          <table:table-cell office:value-type="float" office:value="0.827619" calcext:value-type="float">
            <text:p>0,827619</text:p>
          </table:table-cell>
          <table:table-cell office:value-type="float" office:value="0.92381" calcext:value-type="float">
            <text:p>0,92381</text:p>
          </table:table-cell>
          <table:table-cell office:value-type="float" office:value="0.627143" calcext:value-type="float">
            <text:p>0,62714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float" office:value="0.333333" calcext:value-type="float">
            <text:p>0,333333</text:p>
          </table:table-cell>
          <table:table-cell office:value-type="float" office:value="0.442857" calcext:value-type="float">
            <text:p>0,442857</text:p>
          </table:table-cell>
          <table:table-cell office:value-type="float" office:value="0.569524" calcext:value-type="float">
            <text:p>0,569524</text:p>
          </table:table-cell>
          <table:table-cell office:value-type="float" office:value="0.653333" calcext:value-type="float">
            <text:p>0,653333</text:p>
          </table:table-cell>
          <table:table-cell table:number-columns-repeated="4" office:value-type="float" office:value="0.666667" calcext:value-type="float">
            <text:p>0,666667</text:p>
          </table:table-cell>
          <table:table-cell office:value-type="float" office:value="0.731429" calcext:value-type="float">
            <text:p>0,731429</text:p>
          </table:table-cell>
          <table:table-cell office:value-type="float" office:value="0.870476" calcext:value-type="float">
            <text:p>0,870476</text:p>
          </table:table-cell>
          <table:table-cell office:value-type="float" office:value="0.92381" calcext:value-type="float">
            <text:p>0,92381</text:p>
          </table:table-cell>
          <table:table-cell office:value-type="float" office:value="0.626762" calcext:value-type="float">
            <text:p>0,62676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0.333333" calcext:value-type="float">
            <text:p>0,333333</text:p>
          </table:table-cell>
          <table:table-cell office:value-type="float" office:value="0.428571" calcext:value-type="float">
            <text:p>0,428571</text:p>
          </table:table-cell>
          <table:table-cell office:value-type="float" office:value="0.571429" calcext:value-type="float">
            <text:p>0,571429</text:p>
          </table:table-cell>
          <table:table-cell office:value-type="float" office:value="0.645714" calcext:value-type="float">
            <text:p>0,645714</text:p>
          </table:table-cell>
          <table:table-cell office:value-type="float" office:value="0.66381" calcext:value-type="float">
            <text:p>0,66381</text:p>
          </table:table-cell>
          <table:table-cell table:number-columns-repeated="3" office:value-type="float" office:value="0.666667" calcext:value-type="float">
            <text:p>0,666667</text:p>
          </table:table-cell>
          <table:table-cell office:value-type="float" office:value="0.726667" calcext:value-type="float">
            <text:p>0,726667</text:p>
          </table:table-cell>
          <table:table-cell office:value-type="float" office:value="0.86" calcext:value-type="float">
            <text:p>0,86</text:p>
          </table:table-cell>
          <table:table-cell office:value-type="float" office:value="0.92381" calcext:value-type="float">
            <text:p>0,92381</text:p>
          </table:table-cell>
          <table:table-cell office:value-type="float" office:value="0.622952" calcext:value-type="float">
            <text:p>0,62295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340952" calcext:value-type="float">
            <text:p>0,340952</text:p>
          </table:table-cell>
          <table:table-cell office:value-type="float" office:value="0.446667" calcext:value-type="float">
            <text:p>0,446667</text:p>
          </table:table-cell>
          <table:table-cell office:value-type="float" office:value="0.538095" calcext:value-type="float">
            <text:p>0,538095</text:p>
          </table:table-cell>
          <table:table-cell office:value-type="float" office:value="0.625714" calcext:value-type="float">
            <text:p>0,625714</text:p>
          </table:table-cell>
          <table:table-cell office:value-type="float" office:value="0.661905" calcext:value-type="float">
            <text:p>0,661905</text:p>
          </table:table-cell>
          <table:table-cell table:number-columns-repeated="3" office:value-type="float" office:value="0.666667" calcext:value-type="float">
            <text:p>0,666667</text:p>
          </table:table-cell>
          <table:table-cell office:value-type="float" office:value="0.670476" calcext:value-type="float">
            <text:p>0,670476</text:p>
          </table:table-cell>
          <table:table-cell office:value-type="float" office:value="0.827619" calcext:value-type="float">
            <text:p>0,827619</text:p>
          </table:table-cell>
          <table:table-cell office:value-type="float" office:value="0.92381" calcext:value-type="float">
            <text:p>0,92381</text:p>
          </table:table-cell>
          <table:table-cell office:value-type="float" office:value="0.611143" calcext:value-type="float">
            <text:p>0,61114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349524" calcext:value-type="float">
            <text:p>0,349524</text:p>
          </table:table-cell>
          <table:table-cell office:value-type="float" office:value="0.411429" calcext:value-type="float">
            <text:p>0,411429</text:p>
          </table:table-cell>
          <table:table-cell office:value-type="float" office:value="0.481905" calcext:value-type="float">
            <text:p>0,481905</text:p>
          </table:table-cell>
          <table:table-cell office:value-type="float" office:value="0.564762" calcext:value-type="float">
            <text:p>0,564762</text:p>
          </table:table-cell>
          <table:table-cell office:value-type="float" office:value="0.645714" calcext:value-type="float">
            <text:p>0,645714</text:p>
          </table:table-cell>
          <table:table-cell table:number-columns-repeated="4" office:value-type="float" office:value="0.666667" calcext:value-type="float">
            <text:p>0,666667</text:p>
          </table:table-cell>
          <table:table-cell office:value-type="float" office:value="0.821905" calcext:value-type="float">
            <text:p>0,821905</text:p>
          </table:table-cell>
          <table:table-cell office:value-type="float" office:value="0.92381" calcext:value-type="float">
            <text:p>0,92381</text:p>
          </table:table-cell>
          <table:table-cell office:value-type="float" office:value="0.59419" calcext:value-type="float">
            <text:p>0,59419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37619" calcext:value-type="float">
            <text:p>0,37619</text:p>
          </table:table-cell>
          <table:table-cell office:value-type="float" office:value="0.475238" calcext:value-type="float">
            <text:p>0,475238</text:p>
          </table:table-cell>
          <table:table-cell office:value-type="float" office:value="0.56" calcext:value-type="float">
            <text:p>0,56</text:p>
          </table:table-cell>
          <table:table-cell office:value-type="float" office:value="0.65619" calcext:value-type="float">
            <text:p>0,65619</text:p>
          </table:table-cell>
          <table:table-cell table:number-columns-repeated="5" office:value-type="float" office:value="0.666667" calcext:value-type="float">
            <text:p>0,666667</text:p>
          </table:table-cell>
          <table:table-cell office:value-type="float" office:value="0.780952" calcext:value-type="float">
            <text:p>0,780952</text:p>
          </table:table-cell>
          <table:table-cell office:value-type="float" office:value="0.92381" calcext:value-type="float">
            <text:p>0,92381</text:p>
          </table:table-cell>
          <table:table-cell office:value-type="float" office:value="0.61819" calcext:value-type="float">
            <text:p>0,61819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0.333333" calcext:value-type="float">
            <text:p>0,333333</text:p>
          </table:table-cell>
          <table:table-cell office:value-type="float" office:value="0.471429" calcext:value-type="float">
            <text:p>0,471429</text:p>
          </table:table-cell>
          <table:table-cell office:value-type="float" office:value="0.60381" calcext:value-type="float">
            <text:p>0,60381</text:p>
          </table:table-cell>
          <table:table-cell office:value-type="float" office:value="0.661905" calcext:value-type="float">
            <text:p>0,661905</text:p>
          </table:table-cell>
          <table:table-cell table:number-columns-repeated="4" office:value-type="float" office:value="0.666667" calcext:value-type="float">
            <text:p>0,666667</text:p>
          </table:table-cell>
          <table:table-cell office:value-type="float" office:value="0.669524" calcext:value-type="float">
            <text:p>0,669524</text:p>
          </table:table-cell>
          <table:table-cell office:value-type="float" office:value="0.871429" calcext:value-type="float">
            <text:p>0,871429</text:p>
          </table:table-cell>
          <table:table-cell office:value-type="float" office:value="0.92381" calcext:value-type="float">
            <text:p>0,92381</text:p>
          </table:table-cell>
          <table:table-cell office:value-type="float" office:value="0.62781" calcext:value-type="float">
            <text:p>0,62781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390476" calcext:value-type="float">
            <text:p>0,390476</text:p>
          </table:table-cell>
          <table:table-cell office:value-type="float" office:value="0.466667" calcext:value-type="float">
            <text:p>0,466667</text:p>
          </table:table-cell>
          <table:table-cell office:value-type="float" office:value="0.539048" calcext:value-type="float">
            <text:p>0,539048</text:p>
          </table:table-cell>
          <table:table-cell office:value-type="float" office:value="0.633333" calcext:value-type="float">
            <text:p>0,633333</text:p>
          </table:table-cell>
          <table:table-cell office:value-type="float" office:value="0.665714" calcext:value-type="float">
            <text:p>0,665714</text:p>
          </table:table-cell>
          <table:table-cell table:number-columns-repeated="3" office:value-type="float" office:value="0.666667" calcext:value-type="float">
            <text:p>0,666667</text:p>
          </table:table-cell>
          <table:table-cell office:value-type="float" office:value="0.675238" calcext:value-type="float">
            <text:p>0,675238</text:p>
          </table:table-cell>
          <table:table-cell office:value-type="float" office:value="0.87619" calcext:value-type="float">
            <text:p>0,87619</text:p>
          </table:table-cell>
          <table:table-cell office:value-type="float" office:value="0.92381" calcext:value-type="float">
            <text:p>0,92381</text:p>
          </table:table-cell>
          <table:table-cell office:value-type="float" office:value="0.624667" calcext:value-type="float">
            <text:p>0,624667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354286" calcext:value-type="float">
            <text:p>0,354286</text:p>
          </table:table-cell>
          <table:table-cell office:value-type="float" office:value="0.469524" calcext:value-type="float">
            <text:p>0,469524</text:p>
          </table:table-cell>
          <table:table-cell office:value-type="float" office:value="0.497143" calcext:value-type="float">
            <text:p>0,497143</text:p>
          </table:table-cell>
          <table:table-cell office:value-type="float" office:value="0.574286" calcext:value-type="float">
            <text:p>0,574286</text:p>
          </table:table-cell>
          <table:table-cell office:value-type="float" office:value="0.659048" calcext:value-type="float">
            <text:p>0,659048</text:p>
          </table:table-cell>
          <table:table-cell table:number-columns-repeated="3" office:value-type="float" office:value="0.666667" calcext:value-type="float">
            <text:p>0,666667</text:p>
          </table:table-cell>
          <table:table-cell office:value-type="float" office:value="0.692381" calcext:value-type="float">
            <text:p>0,692381</text:p>
          </table:table-cell>
          <table:table-cell office:value-type="float" office:value="0.911429" calcext:value-type="float">
            <text:p>0,911429</text:p>
          </table:table-cell>
          <table:table-cell office:value-type="float" office:value="0.92381" calcext:value-type="float">
            <text:p>0,92381</text:p>
          </table:table-cell>
          <table:table-cell office:value-type="float" office:value="0.61581" calcext:value-type="float">
            <text:p>0,61581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406667" calcext:value-type="float">
            <text:p>0,406667</text:p>
          </table:table-cell>
          <table:table-cell office:value-type="float" office:value="0.484762" calcext:value-type="float">
            <text:p>0,484762</text:p>
          </table:table-cell>
          <table:table-cell office:value-type="float" office:value="0.554286" calcext:value-type="float">
            <text:p>0,554286</text:p>
          </table:table-cell>
          <table:table-cell office:value-type="float" office:value="0.651429" calcext:value-type="float">
            <text:p>0,651429</text:p>
          </table:table-cell>
          <table:table-cell table:number-columns-repeated="4" office:value-type="float" office:value="0.666667" calcext:value-type="float">
            <text:p>0,666667</text:p>
          </table:table-cell>
          <table:table-cell office:value-type="float" office:value="0.72" calcext:value-type="float">
            <text:p>0,72</text:p>
          </table:table-cell>
          <table:table-cell office:value-type="float" office:value="0.92" calcext:value-type="float">
            <text:p>0,92</text:p>
          </table:table-cell>
          <table:table-cell office:value-type="float" office:value="0.92381" calcext:value-type="float">
            <text:p>0,92381</text:p>
          </table:table-cell>
          <table:table-cell office:value-type="float" office:value="0.640381" calcext:value-type="float">
            <text:p>0,64038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381905" calcext:value-type="float">
            <text:p>0,381905</text:p>
          </table:table-cell>
          <table:table-cell office:value-type="float" office:value="0.534286" calcext:value-type="float">
            <text:p>0,534286</text:p>
          </table:table-cell>
          <table:table-cell office:value-type="float" office:value="0.64" calcext:value-type="float">
            <text:p>0,64</text:p>
          </table:table-cell>
          <table:table-cell office:value-type="float" office:value="0.66381" calcext:value-type="float">
            <text:p>0,66381</text:p>
          </table:table-cell>
          <table:table-cell table:number-columns-repeated="4" office:value-type="float" office:value="0.666667" calcext:value-type="float">
            <text:p>0,666667</text:p>
          </table:table-cell>
          <table:table-cell office:value-type="float" office:value="0.710476" calcext:value-type="float">
            <text:p>0,710476</text:p>
          </table:table-cell>
          <table:table-cell office:value-type="float" office:value="0.911429" calcext:value-type="float">
            <text:p>0,911429</text:p>
          </table:table-cell>
          <table:table-cell office:value-type="float" office:value="0.92381" calcext:value-type="float">
            <text:p>0,92381</text:p>
          </table:table-cell>
          <table:table-cell office:value-type="float" office:value="0.650857" calcext:value-type="float">
            <text:p>0,65085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387619" calcext:value-type="float">
            <text:p>0,387619</text:p>
          </table:table-cell>
          <table:table-cell office:value-type="float" office:value="0.51619" calcext:value-type="float">
            <text:p>0,51619</text:p>
          </table:table-cell>
          <table:table-cell office:value-type="float" office:value="0.624762" calcext:value-type="float">
            <text:p>0,624762</text:p>
          </table:table-cell>
          <table:table-cell office:value-type="float" office:value="0.664762" calcext:value-type="float">
            <text:p>0,664762</text:p>
          </table:table-cell>
          <table:table-cell table:number-columns-repeated="4" office:value-type="float" office:value="0.666667" calcext:value-type="float">
            <text:p>0,666667</text:p>
          </table:table-cell>
          <table:table-cell office:value-type="float" office:value="0.734286" calcext:value-type="float">
            <text:p>0,734286</text:p>
          </table:table-cell>
          <table:table-cell office:value-type="float" office:value="0.911429" calcext:value-type="float">
            <text:p>0,911429</text:p>
          </table:table-cell>
          <table:table-cell office:value-type="float" office:value="0.92381" calcext:value-type="float">
            <text:p>0,92381</text:p>
          </table:table-cell>
          <table:table-cell office:value-type="float" office:value="0.650571" calcext:value-type="float">
            <text:p>0,650571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375238" calcext:value-type="float">
            <text:p>0,375238</text:p>
          </table:table-cell>
          <table:table-cell office:value-type="float" office:value="0.53619" calcext:value-type="float">
            <text:p>0,53619</text:p>
          </table:table-cell>
          <table:table-cell office:value-type="float" office:value="0.66" calcext:value-type="float">
            <text:p>0,66</text:p>
          </table:table-cell>
          <table:table-cell table:number-columns-repeated="4" office:value-type="float" office:value="0.666667" calcext:value-type="float">
            <text:p>0,666667</text:p>
          </table:table-cell>
          <table:table-cell office:value-type="float" office:value="0.68" calcext:value-type="float">
            <text:p>0,68</text:p>
          </table:table-cell>
          <table:table-cell office:value-type="float" office:value="0.86" calcext:value-type="float">
            <text:p>0,86</text:p>
          </table:table-cell>
          <table:table-cell office:value-type="float" office:value="0.924762" calcext:value-type="float">
            <text:p>0,924762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670286" calcext:value-type="float">
            <text:p>0,67028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43619" calcext:value-type="float">
            <text:p>0,43619</text:p>
          </table:table-cell>
          <table:table-cell office:value-type="float" office:value="0.615238" calcext:value-type="float">
            <text:p>0,615238</text:p>
          </table:table-cell>
          <table:table-cell table:number-columns-repeated="5" office:value-type="float" office:value="0.666667" calcext:value-type="float">
            <text:p>0,666667</text:p>
          </table:table-cell>
          <table:table-cell office:value-type="float" office:value="0.759048" calcext:value-type="float">
            <text:p>0,759048</text:p>
          </table:table-cell>
          <table:table-cell office:value-type="float" office:value="0.92" calcext:value-type="float">
            <text:p>0,92</text:p>
          </table:table-cell>
          <table:table-cell office:value-type="float" office:value="0.929524" calcext:value-type="float">
            <text:p>0,929524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699333" calcext:value-type="float">
            <text:p>0,69933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477143" calcext:value-type="float">
            <text:p>0,477143</text:p>
          </table:table-cell>
          <table:table-cell office:value-type="float" office:value="0.660952" calcext:value-type="float">
            <text:p>0,660952</text:p>
          </table:table-cell>
          <table:table-cell table:number-columns-repeated="4" office:value-type="float" office:value="0.666667" calcext:value-type="float">
            <text:p>0,666667</text:p>
          </table:table-cell>
          <table:table-cell office:value-type="float" office:value="0.68381" calcext:value-type="float">
            <text:p>0,68381</text:p>
          </table:table-cell>
          <table:table-cell office:value-type="float" office:value="0.837143" calcext:value-type="float">
            <text:p>0,837143</text:p>
          </table:table-cell>
          <table:table-cell office:value-type="float" office:value="0.925714" calcext:value-type="float">
            <text:p>0,925714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718476" calcext:value-type="float">
            <text:p>0,71847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544762" calcext:value-type="float">
            <text:p>0,544762</text:p>
          </table:table-cell>
          <table:table-cell table:number-columns-repeated="4" office:value-type="float" office:value="0.666667" calcext:value-type="float">
            <text:p>0,666667</text:p>
          </table:table-cell>
          <table:table-cell office:value-type="float" office:value="0.701905" calcext:value-type="float">
            <text:p>0,701905</text:p>
          </table:table-cell>
          <table:table-cell office:value-type="float" office:value="0.890476" calcext:value-type="float">
            <text:p>0,890476</text:p>
          </table:table-cell>
          <table:table-cell office:value-type="float" office:value="0.92381" calcext:value-type="float">
            <text:p>0,92381</text:p>
          </table:table-cell>
          <table:table-cell office:value-type="float" office:value="0.929524" calcext:value-type="float">
            <text:p>0,929524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759048" calcext:value-type="float">
            <text:p>0,759048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546667" calcext:value-type="float">
            <text:p>0,546667</text:p>
          </table:table-cell>
          <table:table-cell table:number-columns-repeated="4" office:value-type="float" office:value="0.666667" calcext:value-type="float">
            <text:p>0,666667</text:p>
          </table:table-cell>
          <table:table-cell office:value-type="float" office:value="0.689524" calcext:value-type="float">
            <text:p>0,689524</text:p>
          </table:table-cell>
          <table:table-cell office:value-type="float" office:value="0.850476" calcext:value-type="float">
            <text:p>0,850476</text:p>
          </table:table-cell>
          <table:table-cell office:value-type="float" office:value="0.92381" calcext:value-type="float">
            <text:p>0,92381</text:p>
          </table:table-cell>
          <table:table-cell office:value-type="float" office:value="0.927619" calcext:value-type="float">
            <text:p>0,927619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75381" calcext:value-type="float">
            <text:p>0,7538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470476" calcext:value-type="float">
            <text:p>0,470476</text:p>
          </table:table-cell>
          <table:table-cell office:value-type="float" office:value="0.654286" calcext:value-type="float">
            <text:p>0,654286</text:p>
          </table:table-cell>
          <table:table-cell table:number-columns-repeated="4" office:value-type="float" office:value="0.666667" calcext:value-type="float">
            <text:p>0,666667</text:p>
          </table:table-cell>
          <table:table-cell office:value-type="float" office:value="0.757143" calcext:value-type="float">
            <text:p>0,757143</text:p>
          </table:table-cell>
          <table:table-cell office:value-type="float" office:value="0.92381" calcext:value-type="float">
            <text:p>0,92381</text:p>
          </table:table-cell>
          <table:table-cell office:value-type="float" office:value="0.925714" calcext:value-type="float">
            <text:p>0,925714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733143" calcext:value-type="float">
            <text:p>0,73314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473333" calcext:value-type="float">
            <text:p>0,473333</text:p>
          </table:table-cell>
          <table:table-cell office:value-type="float" office:value="0.655238" calcext:value-type="float">
            <text:p>0,655238</text:p>
          </table:table-cell>
          <table:table-cell table:number-columns-repeated="4" office:value-type="float" office:value="0.666667" calcext:value-type="float">
            <text:p>0,666667</text:p>
          </table:table-cell>
          <table:table-cell office:value-type="float" office:value="0.806667" calcext:value-type="float">
            <text:p>0,806667</text:p>
          </table:table-cell>
          <table:table-cell office:value-type="float" office:value="0.92381" calcext:value-type="float">
            <text:p>0,92381</text:p>
          </table:table-cell>
          <table:table-cell office:value-type="float" office:value="0.927619" calcext:value-type="float">
            <text:p>0,927619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738667" calcext:value-type="float">
            <text:p>0,738667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424762" calcext:value-type="float">
            <text:p>0,424762</text:p>
          </table:table-cell>
          <table:table-cell office:value-type="float" office:value="0.542857" calcext:value-type="float">
            <text:p>0,542857</text:p>
          </table:table-cell>
          <table:table-cell table:number-columns-repeated="4" office:value-type="float" office:value="0.666667" calcext:value-type="float">
            <text:p>0,666667</text:p>
          </table:table-cell>
          <table:table-cell office:value-type="float" office:value="0.678095" calcext:value-type="float">
            <text:p>0,678095</text:p>
          </table:table-cell>
          <table:table-cell office:value-type="float" office:value="0.92381" calcext:value-type="float">
            <text:p>0,92381</text:p>
          </table:table-cell>
          <table:table-cell office:value-type="float" office:value="0.924762" calcext:value-type="float">
            <text:p>0,924762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709429" calcext:value-type="float">
            <text:p>0,709429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492381" calcext:value-type="float">
            <text:p>0,492381</text:p>
          </table:table-cell>
          <table:table-cell table:number-columns-repeated="4" office:value-type="float" office:value="0.666667" calcext:value-type="float">
            <text:p>0,666667</text:p>
          </table:table-cell>
          <table:table-cell office:value-type="float" office:value="0.895238" calcext:value-type="float">
            <text:p>0,895238</text:p>
          </table:table-cell>
          <table:table-cell table:number-columns-repeated="2" office:value-type="float" office:value="0.92381" calcext:value-type="float">
            <text:p>0,92381</text:p>
          </table:table-cell>
          <table:table-cell office:value-type="float" office:value="0.928571" calcext:value-type="float">
            <text:p>0,928571</text:p>
          </table:table-cell>
          <table:table-cell table:number-columns-repeated="2" office:value-type="float" office:value="0.933333" calcext:value-type="float">
            <text:p>0,933333</text:p>
          </table:table-cell>
          <table:table-cell office:value-type="float" office:value="0.776381" calcext:value-type="float">
            <text:p>0,77638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56381" calcext:value-type="float">
            <text:p>0,56381</text:p>
          </table:table-cell>
          <table:table-cell table:number-columns-repeated="3" office:value-type="float" office:value="0.666667" calcext:value-type="float">
            <text:p>0,666667</text:p>
          </table:table-cell>
          <table:table-cell office:value-type="float" office:value="0.84381" calcext:value-type="float">
            <text:p>0,84381</text:p>
          </table:table-cell>
          <table:table-cell table:number-columns-repeated="3" office:value-type="float" office:value="0.92381" calcext:value-type="float">
            <text:p>0,92381</text:p>
          </table:table-cell>
          <table:table-cell table:number-columns-repeated="3" office:value-type="float" office:value="0.933333" calcext:value-type="float">
            <text:p>0,933333</text:p>
          </table:table-cell>
          <table:table-cell office:value-type="float" office:value="0.804571" calcext:value-type="float">
            <text:p>0,80457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586667" calcext:value-type="float">
            <text:p>0,586667</text:p>
          </table:table-cell>
          <table:table-cell table:number-columns-repeated="3" office:value-type="float" office:value="0.666667" calcext:value-type="float">
            <text:p>0,666667</text:p>
          </table:table-cell>
          <table:table-cell office:value-type="float" office:value="0.882857" calcext:value-type="float">
            <text:p>0,882857</text:p>
          </table:table-cell>
          <table:table-cell table:number-columns-repeated="2" office:value-type="float" office:value="0.92381" calcext:value-type="float">
            <text:p>0,92381</text:p>
          </table:table-cell>
          <table:table-cell office:value-type="float" office:value="0.928571" calcext:value-type="float">
            <text:p>0,928571</text:p>
          </table:table-cell>
          <table:table-cell table:number-columns-repeated="3" office:value-type="float" office:value="0.933333" calcext:value-type="float">
            <text:p>0,933333</text:p>
          </table:table-cell>
          <table:table-cell office:value-type="float" office:value="0.811238" calcext:value-type="float">
            <text:p>0,81123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552381" calcext:value-type="float">
            <text:p>0,552381</text:p>
          </table:table-cell>
          <table:table-cell table:number-columns-repeated="2" office:value-type="float" office:value="0.666667" calcext:value-type="float">
            <text:p>0,666667</text:p>
          </table:table-cell>
          <table:table-cell office:value-type="float" office:value="0.727619" calcext:value-type="float">
            <text:p>0,727619</text:p>
          </table:table-cell>
          <table:table-cell table:number-columns-repeated="3" office:value-type="float" office:value="0.92381" calcext:value-type="float">
            <text:p>0,92381</text:p>
          </table:table-cell>
          <table:table-cell office:value-type="float" office:value="0.927619" calcext:value-type="float">
            <text:p>0,927619</text:p>
          </table:table-cell>
          <table:table-cell table:number-columns-repeated="3" office:value-type="float" office:value="0.933333" calcext:value-type="float">
            <text:p>0,933333</text:p>
          </table:table-cell>
          <table:table-cell office:value-type="float" office:value="0.817905" calcext:value-type="float">
            <text:p>0,817905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33333" calcext:value-type="float">
            <text:p>0,533333</text:p>
          </table:table-cell>
          <table:table-cell office:value-type="float" office:value="0.64" calcext:value-type="float">
            <text:p>0,64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42857" calcext:value-type="float">
            <text:p>0,742857</text:p>
          </table:table-cell>
          <table:table-cell table:number-columns-repeated="2" office:value-type="float" office:value="0.92381" calcext:value-type="float">
            <text:p>0,92381</text:p>
          </table:table-cell>
          <table:table-cell office:value-type="float" office:value="0.924762" calcext:value-type="float">
            <text:p>0,924762</text:p>
          </table:table-cell>
          <table:table-cell table:number-columns-repeated="5" office:value-type="float" office:value="0.933333" calcext:value-type="float">
            <text:p>0,933333</text:p>
          </table:table-cell>
          <table:table-cell office:value-type="float" office:value="0.855524" calcext:value-type="float">
            <text:p>0,85552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 office:value-type="float" office:value="0.666667" calcext:value-type="float">
            <text:p>0,666667</text:p>
          </table:table-cell>
          <table:table-cell office:value-type="float" office:value="0.742857" calcext:value-type="float">
            <text:p>0,742857</text:p>
          </table:table-cell>
          <table:table-cell table:number-columns-repeated="3" office:value-type="float" office:value="0.92381" calcext:value-type="float">
            <text:p>0,92381</text:p>
          </table:table-cell>
          <table:table-cell office:value-type="float" office:value="0.929524" calcext:value-type="float">
            <text:p>0,929524</text:p>
          </table:table-cell>
          <table:table-cell table:number-columns-repeated="5" office:value-type="float" office:value="0.933333" calcext:value-type="float">
            <text:p>0,933333</text:p>
          </table:table-cell>
          <table:table-cell office:value-type="float" office:value="0.884381" calcext:value-type="float">
            <text:p>0,88438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 office:value-type="float" office:value="0.666667" calcext:value-type="float">
            <text:p>0,666667</text:p>
          </table:table-cell>
          <table:table-cell office:value-type="float" office:value="0.742857" calcext:value-type="float">
            <text:p>0,742857</text:p>
          </table:table-cell>
          <table:table-cell table:number-columns-repeated="3" office:value-type="float" office:value="0.92381" calcext:value-type="float">
            <text:p>0,92381</text:p>
          </table:table-cell>
          <table:table-cell office:value-type="float" office:value="0.924762" calcext:value-type="float">
            <text:p>0,924762</text:p>
          </table:table-cell>
          <table:table-cell table:number-columns-repeated="5" office:value-type="float" office:value="0.933333" calcext:value-type="float">
            <text:p>0,933333</text:p>
          </table:table-cell>
          <table:table-cell office:value-type="float" office:value="0.883905" calcext:value-type="float">
            <text:p>0,883905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0.666667" calcext:value-type="float">
            <text:p>0,666667</text:p>
          </table:table-cell>
          <table:table-cell office:value-type="float" office:value="0.844762" calcext:value-type="float">
            <text:p>0,844762</text:p>
          </table:table-cell>
          <table:table-cell table:number-columns-repeated="4" office:value-type="float" office:value="0.92381" calcext:value-type="float">
            <text:p>0,92381</text:p>
          </table:table-cell>
          <table:table-cell table:number-columns-repeated="5" office:value-type="float" office:value="0.933333" calcext:value-type="float">
            <text:p>0,933333</text:p>
          </table:table-cell>
          <table:table-cell office:value-type="float" office:value="0.894" calcext:value-type="float">
            <text:p>0,894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90476" calcext:value-type="float">
            <text:p>0,590476</text:p>
          </table:table-cell>
          <table:table-cell office:value-type="float" office:value="0.811429" calcext:value-type="float">
            <text:p>0,811429</text:p>
          </table:table-cell>
          <table:table-cell table:number-columns-repeated="4" office:value-type="float" office:value="0.92381" calcext:value-type="float">
            <text:p>0,92381</text:p>
          </table:table-cell>
          <table:table-cell office:value-type="float" office:value="0.931429" calcext:value-type="float">
            <text:p>0,931429</text:p>
          </table:table-cell>
          <table:table-cell table:number-columns-repeated="5" office:value-type="float" office:value="0.933333" calcext:value-type="float">
            <text:p>0,933333</text:p>
          </table:table-cell>
          <table:table-cell office:value-type="float" office:value="0.917143" calcext:value-type="float">
            <text:p>0,917143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92381" calcext:value-type="float">
            <text:p>0,892381</text:p>
          </table:table-cell>
          <table:table-cell table:number-columns-repeated="3" office:value-type="float" office:value="0.92381" calcext:value-type="float">
            <text:p>0,92381</text:p>
          </table:table-cell>
          <table:table-cell office:value-type="float" office:value="0.928571" calcext:value-type="float">
            <text:p>0,928571</text:p>
          </table:table-cell>
          <table:table-cell table:number-columns-repeated="6" office:value-type="float" office:value="0.933333" calcext:value-type="float">
            <text:p>0,933333</text:p>
          </table:table-cell>
          <table:table-cell office:value-type="float" office:value="0.925905" calcext:value-type="float">
            <text:p>0,92590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638095" calcext:value-type="float">
            <text:p>0,638095</text:p>
          </table:table-cell>
          <table:table-cell office:value-type="float" office:value="0.838095" calcext:value-type="float">
            <text:p>0,838095</text:p>
          </table:table-cell>
          <table:table-cell table:number-columns-repeated="3" office:value-type="float" office:value="0.92381" calcext:value-type="float">
            <text:p>0,92381</text:p>
          </table:table-cell>
          <table:table-cell office:value-type="float" office:value="0.926667" calcext:value-type="float">
            <text:p>0,926667</text:p>
          </table:table-cell>
          <table:table-cell table:number-columns-repeated="6" office:value-type="float" office:value="0.933333" calcext:value-type="float">
            <text:p>0,933333</text:p>
          </table:table-cell>
          <table:table-cell office:value-type="float" office:value="0.920286" calcext:value-type="float">
            <text:p>0,920286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85714" calcext:value-type="float">
            <text:p>0,885714</text:p>
          </table:table-cell>
          <table:table-cell table:number-columns-repeated="4" office:value-type="float" office:value="0.92381" calcext:value-type="float">
            <text:p>0,92381</text:p>
          </table:table-cell>
          <table:table-cell office:value-type="float" office:value="0.928571" calcext:value-type="float">
            <text:p>0,928571</text:p>
          </table:table-cell>
          <table:table-cell table:number-columns-repeated="5" office:value-type="float" office:value="0.933333" calcext:value-type="float">
            <text:p>0,933333</text:p>
          </table:table-cell>
          <table:table-cell office:value-type="float" office:value="0.924286" calcext:value-type="float">
            <text:p>0,924286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826667" calcext:value-type="float">
            <text:p>0,826667</text:p>
          </table:table-cell>
          <table:table-cell table:number-columns-repeated="3" office:value-type="float" office:value="0.92381" calcext:value-type="float">
            <text:p>0,92381</text:p>
          </table:table-cell>
          <table:table-cell office:value-type="float" office:value="0.924762" calcext:value-type="float">
            <text:p>0,924762</text:p>
          </table:table-cell>
          <table:table-cell table:number-columns-repeated="6" office:value-type="float" office:value="0.933333" calcext:value-type="float">
            <text:p>0,933333</text:p>
          </table:table-cell>
          <table:table-cell office:value-type="float" office:value="0.918952" calcext:value-type="float">
            <text:p>0,918952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14286" calcext:value-type="float">
            <text:p>0,514286</text:p>
          </table:table-cell>
          <table:table-cell office:value-type="float" office:value="0.87619" calcext:value-type="float">
            <text:p>0,87619</text:p>
          </table:table-cell>
          <table:table-cell table:number-columns-repeated="3" office:value-type="float" office:value="0.92381" calcext:value-type="float">
            <text:p>0,92381</text:p>
          </table:table-cell>
          <table:table-cell office:value-type="float" office:value="0.930476" calcext:value-type="float">
            <text:p>0,930476</text:p>
          </table:table-cell>
          <table:table-cell table:number-columns-repeated="6" office:value-type="float" office:value="0.933333" calcext:value-type="float">
            <text:p>0,933333</text:p>
          </table:table-cell>
          <table:table-cell office:value-type="float" office:value="0.924476" calcext:value-type="float">
            <text:p>0,924476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5714" calcext:value-type="float">
            <text:p>0,685714</text:p>
          </table:table-cell>
          <table:table-cell office:value-type="float" office:value="0.897143" calcext:value-type="float">
            <text:p>0,897143</text:p>
          </table:table-cell>
          <table:table-cell table:number-columns-repeated="2" office:value-type="float" office:value="0.92381" calcext:value-type="float">
            <text:p>0,92381</text:p>
          </table:table-cell>
          <table:table-cell office:value-type="float" office:value="0.928571" calcext:value-type="float">
            <text:p>0,928571</text:p>
          </table:table-cell>
          <table:table-cell table:number-columns-repeated="7" office:value-type="float" office:value="0.933333" calcext:value-type="float">
            <text:p>0,933333</text:p>
          </table:table-cell>
          <table:table-cell office:value-type="float" office:value="0.927333" calcext:value-type="float">
            <text:p>0,92733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904762" calcext:value-type="float">
            <text:p>0,904762</text:p>
          </table:table-cell>
          <table:table-cell office:value-type="float" office:value="0.921905" calcext:value-type="float">
            <text:p>0,921905</text:p>
          </table:table-cell>
          <table:table-cell office:value-type="float" office:value="0.92381" calcext:value-type="float">
            <text:p>0,92381</text:p>
          </table:table-cell>
          <table:table-cell office:value-type="float" office:value="0.924762" calcext:value-type="float">
            <text:p>0,924762</text:p>
          </table:table-cell>
          <table:table-cell table:number-columns-repeated="8" office:value-type="float" office:value="0.933333" calcext:value-type="float">
            <text:p>0,933333</text:p>
          </table:table-cell>
          <table:table-cell office:value-type="float" office:value="0.930381" calcext:value-type="float">
            <text:p>0,93038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98095" calcext:value-type="float">
            <text:p>0,898095</text:p>
          </table:table-cell>
          <table:table-cell office:value-type="float" office:value="0.92381" calcext:value-type="float">
            <text:p>0,92381</text:p>
          </table:table-cell>
          <table:table-cell office:value-type="float" office:value="0.929524" calcext:value-type="float">
            <text:p>0,929524</text:p>
          </table:table-cell>
          <table:table-cell table:number-columns-repeated="8" office:value-type="float" office:value="0.933333" calcext:value-type="float">
            <text:p>0,933333</text:p>
          </table:table-cell>
          <table:table-cell office:value-type="float" office:value="0.928476" calcext:value-type="float">
            <text:p>0,928476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 office:value-type="float" office:value="0.92381" calcext:value-type="float">
            <text:p>0,92381</text:p>
          </table:table-cell>
          <table:table-cell office:value-type="float" office:value="0.927619" calcext:value-type="float">
            <text:p>0,927619</text:p>
          </table:table-cell>
          <table:table-cell table:number-columns-repeated="7" office:value-type="float" office:value="0.933333" calcext:value-type="float">
            <text:p>0,933333</text:p>
          </table:table-cell>
          <table:table-cell office:value-type="float" office:value="0.929905" calcext:value-type="float">
            <text:p>0,929905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533333" calcext:value-type="float">
            <text:p>0,533333</text:p>
          </table:table-cell>
          <table:table-cell office:value-type="float" office:value="0.825714" calcext:value-type="float">
            <text:p>0,825714</text:p>
          </table:table-cell>
          <table:table-cell table:number-columns-repeated="2" office:value-type="float" office:value="0.92381" calcext:value-type="float">
            <text:p>0,92381</text:p>
          </table:table-cell>
          <table:table-cell office:value-type="float" office:value="0.926667" calcext:value-type="float">
            <text:p>0,926667</text:p>
          </table:table-cell>
          <table:table-cell table:number-columns-repeated="7" office:value-type="float" office:value="0.933333" calcext:value-type="float">
            <text:p>0,933333</text:p>
          </table:table-cell>
          <table:table-cell office:value-type="float" office:value="0.92" calcext:value-type="float">
            <text:p>0,9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98095" calcext:value-type="float">
            <text:p>0,898095</text:p>
          </table:table-cell>
          <table:table-cell table:number-columns-repeated="2" office:value-type="float" office:value="0.92381" calcext:value-type="float">
            <text:p>0,92381</text:p>
          </table:table-cell>
          <table:table-cell office:value-type="float" office:value="0.924762" calcext:value-type="float">
            <text:p>0,924762</text:p>
          </table:table-cell>
          <table:table-cell table:number-columns-repeated="7" office:value-type="float" office:value="0.933333" calcext:value-type="float">
            <text:p>0,933333</text:p>
          </table:table-cell>
          <table:table-cell office:value-type="float" office:value="0.927048" calcext:value-type="float">
            <text:p>0,927048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813333" calcext:value-type="float">
            <text:p>0,813333</text:p>
          </table:table-cell>
          <table:table-cell table:number-columns-repeated="2" office:value-type="float" office:value="0.92381" calcext:value-type="float">
            <text:p>0,92381</text:p>
          </table:table-cell>
          <table:table-cell office:value-type="float" office:value="0.929524" calcext:value-type="float">
            <text:p>0,929524</text:p>
          </table:table-cell>
          <table:table-cell table:number-columns-repeated="7" office:value-type="float" office:value="0.933333" calcext:value-type="float">
            <text:p>0,933333</text:p>
          </table:table-cell>
          <table:table-cell office:value-type="float" office:value="0.919048" calcext:value-type="float">
            <text:p>0,91904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97143" calcext:value-type="float">
            <text:p>0,897143</text:p>
          </table:table-cell>
          <table:table-cell table:number-columns-repeated="2" office:value-type="float" office:value="0.92381" calcext:value-type="float">
            <text:p>0,92381</text:p>
          </table:table-cell>
          <table:table-cell office:value-type="float" office:value="0.932381" calcext:value-type="float">
            <text:p>0,932381</text:p>
          </table:table-cell>
          <table:table-cell table:number-columns-repeated="7" office:value-type="float" office:value="0.933333" calcext:value-type="float">
            <text:p>0,933333</text:p>
          </table:table-cell>
          <table:table-cell office:value-type="float" office:value="0.927714" calcext:value-type="float">
            <text:p>0,927714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91429" calcext:value-type="float">
            <text:p>0,891429</text:p>
          </table:table-cell>
          <table:table-cell office:value-type="float" office:value="0.92381" calcext:value-type="float">
            <text:p>0,92381</text:p>
          </table:table-cell>
          <table:table-cell office:value-type="float" office:value="0.931429" calcext:value-type="float">
            <text:p>0,931429</text:p>
          </table:table-cell>
          <table:table-cell table:number-columns-repeated="8" office:value-type="float" office:value="0.933333" calcext:value-type="float">
            <text:p>0,933333</text:p>
          </table:table-cell>
          <table:table-cell office:value-type="float" office:value="0.928" calcext:value-type="float">
            <text:p>0,92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14286" calcext:value-type="float">
            <text:p>0,914286</text:p>
          </table:table-cell>
          <table:table-cell office:value-type="float" office:value="0.921905" calcext:value-type="float">
            <text:p>0,921905</text:p>
          </table:table-cell>
          <table:table-cell office:value-type="float" office:value="0.92381" calcext:value-type="float">
            <text:p>0,92381</text:p>
          </table:table-cell>
          <table:table-cell table:number-columns-repeated="9" office:value-type="float" office:value="0.933333" calcext:value-type="float">
            <text:p>0,933333</text:p>
          </table:table-cell>
          <table:table-cell office:value-type="float" office:value="0.931238" calcext:value-type="float">
            <text:p>0,931238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533333" calcext:value-type="float">
            <text:p>0,533333</text:p>
          </table:table-cell>
          <table:table-cell office:value-type="float" office:value="0.84381" calcext:value-type="float">
            <text:p>0,84381</text:p>
          </table:table-cell>
          <table:table-cell office:value-type="float" office:value="0.927619" calcext:value-type="float">
            <text:p>0,927619</text:p>
          </table:table-cell>
          <table:table-cell table:number-columns-repeated="9" office:value-type="float" office:value="0.933333" calcext:value-type="float">
            <text:p>0,933333</text:p>
          </table:table-cell>
          <table:table-cell office:value-type="float" office:value="0.92381" calcext:value-type="float">
            <text:p>0,9238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48571" calcext:value-type="float">
            <text:p>0,848571</text:p>
          </table:table-cell>
          <table:table-cell office:value-type="float" office:value="0.930476" calcext:value-type="float">
            <text:p>0,930476</text:p>
          </table:table-cell>
          <table:table-cell table:number-columns-repeated="9" office:value-type="float" office:value="0.933333" calcext:value-type="float">
            <text:p>0,933333</text:p>
          </table:table-cell>
          <table:table-cell office:value-type="float" office:value="0.924571" calcext:value-type="float">
            <text:p>0,92457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514286" calcext:value-type="float">
            <text:p>0,514286</text:p>
          </table:table-cell>
          <table:table-cell office:value-type="float" office:value="0.831429" calcext:value-type="float">
            <text:p>0,831429</text:p>
          </table:table-cell>
          <table:table-cell office:value-type="float" office:value="0.927619" calcext:value-type="float">
            <text:p>0,927619</text:p>
          </table:table-cell>
          <table:table-cell table:number-columns-repeated="9" office:value-type="float" office:value="0.933333" calcext:value-type="float">
            <text:p>0,933333</text:p>
          </table:table-cell>
          <table:table-cell office:value-type="float" office:value="0.922571" calcext:value-type="float">
            <text:p>0,922571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552381" calcext:value-type="float">
            <text:p>0,552381</text:p>
          </table:table-cell>
          <table:table-cell office:value-type="float" office:value="0.860952" calcext:value-type="float">
            <text:p>0,860952</text:p>
          </table:table-cell>
          <table:table-cell office:value-type="float" office:value="0.92381" calcext:value-type="float">
            <text:p>0,92381</text:p>
          </table:table-cell>
          <table:table-cell office:value-type="float" office:value="0.927619" calcext:value-type="float">
            <text:p>0,927619</text:p>
          </table:table-cell>
          <table:table-cell table:number-columns-repeated="8" office:value-type="float" office:value="0.933333" calcext:value-type="float">
            <text:p>0,933333</text:p>
          </table:table-cell>
          <table:table-cell office:value-type="float" office:value="0.924571" calcext:value-type="float">
            <text:p>0,92457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 office:value-type="float" office:value="0.92381" calcext:value-type="float">
            <text:p>0,92381</text:p>
          </table:table-cell>
          <table:table-cell table:number-columns-repeated="9" office:value-type="float" office:value="0.933333" calcext:value-type="float">
            <text:p>0,933333</text:p>
          </table:table-cell>
          <table:table-cell office:value-type="float" office:value="0.931429" calcext:value-type="float">
            <text:p>0,931429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 office:value-type="float" office:value="0.92381" calcext:value-type="float">
            <text:p>0,92381</text:p>
          </table:table-cell>
          <table:table-cell office:value-type="float" office:value="0.929524" calcext:value-type="float">
            <text:p>0,929524</text:p>
          </table:table-cell>
          <table:table-cell table:number-columns-repeated="9" office:value-type="float" office:value="0.933333" calcext:value-type="float">
            <text:p>0,933333</text:p>
          </table:table-cell>
          <table:table-cell office:value-type="float" office:value="0.932" calcext:value-type="float">
            <text:p>0,932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 office:value-type="float" office:value="0.92381" calcext:value-type="float">
            <text:p>0,92381</text:p>
          </table:table-cell>
          <table:table-cell office:value-type="float" office:value="0.932381" calcext:value-type="float">
            <text:p>0,932381</text:p>
          </table:table-cell>
          <table:table-cell table:number-columns-repeated="9" office:value-type="float" office:value="0.933333" calcext:value-type="float">
            <text:p>0,933333</text:p>
          </table:table-cell>
          <table:table-cell office:value-type="float" office:value="0.932286" calcext:value-type="float">
            <text:p>0,93228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619" calcext:value-type="float">
            <text:p>0,47619</text:p>
          </table:table-cell>
          <table:table-cell office:value-type="float" office:value="0.820952" calcext:value-type="float">
            <text:p>0,820952</text:p>
          </table:table-cell>
          <table:table-cell office:value-type="float" office:value="0.92381" calcext:value-type="float">
            <text:p>0,92381</text:p>
          </table:table-cell>
          <table:table-cell office:value-type="float" office:value="0.929524" calcext:value-type="float">
            <text:p>0,929524</text:p>
          </table:table-cell>
          <table:table-cell table:number-columns-repeated="8" office:value-type="float" office:value="0.933333" calcext:value-type="float">
            <text:p>0,933333</text:p>
          </table:table-cell>
          <table:table-cell office:value-type="float" office:value="0.920762" calcext:value-type="float">
            <text:p>0,92076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533333" calcext:value-type="float">
            <text:p>0,533333</text:p>
          </table:table-cell>
          <table:table-cell office:value-type="float" office:value="0.760952" calcext:value-type="float">
            <text:p>0,760952</text:p>
          </table:table-cell>
          <table:table-cell office:value-type="float" office:value="0.92381" calcext:value-type="float">
            <text:p>0,92381</text:p>
          </table:table-cell>
          <table:table-cell office:value-type="float" office:value="0.931429" calcext:value-type="float">
            <text:p>0,931429</text:p>
          </table:table-cell>
          <table:table-cell table:number-columns-repeated="8" office:value-type="float" office:value="0.933333" calcext:value-type="float">
            <text:p>0,933333</text:p>
          </table:table-cell>
          <table:table-cell office:value-type="float" office:value="0.914952" calcext:value-type="float">
            <text:p>0,914952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7619" calcext:value-type="float">
            <text:p>0,77619</text:p>
          </table:table-cell>
          <table:table-cell office:value-type="float" office:value="0.92381" calcext:value-type="float">
            <text:p>0,92381</text:p>
          </table:table-cell>
          <table:table-cell office:value-type="float" office:value="0.931429" calcext:value-type="float">
            <text:p>0,931429</text:p>
          </table:table-cell>
          <table:table-cell table:number-columns-repeated="8" office:value-type="float" office:value="0.933333" calcext:value-type="float">
            <text:p>0,933333</text:p>
          </table:table-cell>
          <table:table-cell office:value-type="float" office:value="0.916476" calcext:value-type="float">
            <text:p>0,916476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8" calcext:value-type="float">
            <text:p>0,78</text:p>
          </table:table-cell>
          <table:table-cell office:value-type="float" office:value="0.92381" calcext:value-type="float">
            <text:p>0,92381</text:p>
          </table:table-cell>
          <table:table-cell table:number-columns-repeated="9" office:value-type="float" office:value="0.933333" calcext:value-type="float">
            <text:p>0,933333</text:p>
          </table:table-cell>
          <table:table-cell office:value-type="float" office:value="0.917048" calcext:value-type="float">
            <text:p>0,917048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73333" calcext:value-type="float">
            <text:p>0,773333</text:p>
          </table:table-cell>
          <table:table-cell office:value-type="float" office:value="0.92381" calcext:value-type="float">
            <text:p>0,92381</text:p>
          </table:table-cell>
          <table:table-cell office:value-type="float" office:value="0.928571" calcext:value-type="float">
            <text:p>0,928571</text:p>
          </table:table-cell>
          <table:table-cell table:number-columns-repeated="8" office:value-type="float" office:value="0.933333" calcext:value-type="float">
            <text:p>0,933333</text:p>
          </table:table-cell>
          <table:table-cell office:value-type="float" office:value="0.915905" calcext:value-type="float">
            <text:p>0,915905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14286" calcext:value-type="float">
            <text:p>0,914286</text:p>
          </table:table-cell>
          <table:table-cell office:value-type="float" office:value="0.919048" calcext:value-type="float">
            <text:p>0,919048</text:p>
          </table:table-cell>
          <table:table-cell office:value-type="float" office:value="0.92381" calcext:value-type="float">
            <text:p>0,92381</text:p>
          </table:table-cell>
          <table:table-cell office:value-type="float" office:value="0.931429" calcext:value-type="float">
            <text:p>0,931429</text:p>
          </table:table-cell>
          <table:table-cell table:number-columns-repeated="8" office:value-type="float" office:value="0.933333" calcext:value-type="float">
            <text:p>0,933333</text:p>
          </table:table-cell>
          <table:table-cell office:value-type="float" office:value="0.930762" calcext:value-type="float">
            <text:p>0,930762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514286" calcext:value-type="float">
            <text:p>0,514286</text:p>
          </table:table-cell>
          <table:table-cell office:value-type="float" office:value="0.851429" calcext:value-type="float">
            <text:p>0,851429</text:p>
          </table:table-cell>
          <table:table-cell office:value-type="float" office:value="0.92381" calcext:value-type="float">
            <text:p>0,92381</text:p>
          </table:table-cell>
          <table:table-cell office:value-type="float" office:value="0.929524" calcext:value-type="float">
            <text:p>0,929524</text:p>
          </table:table-cell>
          <table:table-cell table:number-columns-repeated="8" office:value-type="float" office:value="0.933333" calcext:value-type="float">
            <text:p>0,933333</text:p>
          </table:table-cell>
          <table:table-cell office:value-type="float" office:value="0.92381" calcext:value-type="float">
            <text:p>0,92381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2" calcext:value-type="float">
            <text:p>0,82</text:p>
          </table:table-cell>
          <table:table-cell office:value-type="float" office:value="0.925714" calcext:value-type="float">
            <text:p>0,925714</text:p>
          </table:table-cell>
          <table:table-cell table:number-columns-repeated="9" office:value-type="float" office:value="0.933333" calcext:value-type="float">
            <text:p>0,933333</text:p>
          </table:table-cell>
          <table:table-cell office:value-type="float" office:value="0.921238" calcext:value-type="float">
            <text:p>0,921238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862857" calcext:value-type="float">
            <text:p>0,862857</text:p>
          </table:table-cell>
          <table:table-cell office:value-type="float" office:value="0.927619" calcext:value-type="float">
            <text:p>0,927619</text:p>
          </table:table-cell>
          <table:table-cell table:number-columns-repeated="9" office:value-type="float" office:value="0.933333" calcext:value-type="float">
            <text:p>0,933333</text:p>
          </table:table-cell>
          <table:table-cell office:value-type="float" office:value="0.925714" calcext:value-type="float">
            <text:p>0,925714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6" calcext:value-type="float">
            <text:p>0,6</text:p>
          </table:table-cell>
          <table:table-cell office:value-type="float" office:value="0.889524" calcext:value-type="float">
            <text:p>0,889524</text:p>
          </table:table-cell>
          <table:table-cell office:value-type="float" office:value="0.932381" calcext:value-type="float">
            <text:p>0,932381</text:p>
          </table:table-cell>
          <table:table-cell table:number-columns-repeated="9" office:value-type="float" office:value="0.933333" calcext:value-type="float">
            <text:p>0,933333</text:p>
          </table:table-cell>
          <table:table-cell office:value-type="float" office:value="0.928857" calcext:value-type="float">
            <text:p>0,928857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80952" calcext:value-type="float">
            <text:p>0,580952</text:p>
          </table:table-cell>
          <table:table-cell office:value-type="float" office:value="0.857143" calcext:value-type="float">
            <text:p>0,857143</text:p>
          </table:table-cell>
          <table:table-cell office:value-type="float" office:value="0.930476" calcext:value-type="float">
            <text:p>0,930476</text:p>
          </table:table-cell>
          <table:table-cell table:number-columns-repeated="9" office:value-type="float" office:value="0.933333" calcext:value-type="float">
            <text:p>0,933333</text:p>
          </table:table-cell>
          <table:table-cell office:value-type="float" office:value="0.925429" calcext:value-type="float">
            <text:p>0,925429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514286" calcext:value-type="float">
            <text:p>0,514286</text:p>
          </table:table-cell>
          <table:table-cell office:value-type="float" office:value="0.880952" calcext:value-type="float">
            <text:p>0,880952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28095" calcext:value-type="float">
            <text:p>0,928095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66667" calcext:value-type="float">
            <text:p>0,866667</text:p>
          </table:table-cell>
          <table:table-cell office:value-type="float" office:value="0.932381" calcext:value-type="float">
            <text:p>0,932381</text:p>
          </table:table-cell>
          <table:table-cell table:number-columns-repeated="9" office:value-type="float" office:value="0.933333" calcext:value-type="float">
            <text:p>0,933333</text:p>
          </table:table-cell>
          <table:table-cell office:value-type="float" office:value="0.926571" calcext:value-type="float">
            <text:p>0,926571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60952" calcext:value-type="float">
            <text:p>0,860952</text:p>
          </table:table-cell>
          <table:table-cell office:value-type="float" office:value="0.928571" calcext:value-type="float">
            <text:p>0,928571</text:p>
          </table:table-cell>
          <table:table-cell table:number-columns-repeated="9" office:value-type="float" office:value="0.933333" calcext:value-type="float">
            <text:p>0,933333</text:p>
          </table:table-cell>
          <table:table-cell office:value-type="float" office:value="0.925619" calcext:value-type="float">
            <text:p>0,925619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552381" calcext:value-type="float">
            <text:p>0,552381</text:p>
          </table:table-cell>
          <table:table-cell office:value-type="float" office:value="0.873333" calcext:value-type="float">
            <text:p>0,873333</text:p>
          </table:table-cell>
          <table:table-cell office:value-type="float" office:value="0.927619" calcext:value-type="float">
            <text:p>0,927619</text:p>
          </table:table-cell>
          <table:table-cell table:number-columns-repeated="9" office:value-type="float" office:value="0.933333" calcext:value-type="float">
            <text:p>0,933333</text:p>
          </table:table-cell>
          <table:table-cell office:value-type="float" office:value="0.926762" calcext:value-type="float">
            <text:p>0,926762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533333" calcext:value-type="float">
            <text:p>0,533333</text:p>
          </table:table-cell>
          <table:table-cell office:value-type="float" office:value="0.833333" calcext:value-type="float">
            <text:p>0,833333</text:p>
          </table:table-cell>
          <table:table-cell office:value-type="float" office:value="0.924762" calcext:value-type="float">
            <text:p>0,924762</text:p>
          </table:table-cell>
          <table:table-cell table:number-columns-repeated="9" office:value-type="float" office:value="0.933333" calcext:value-type="float">
            <text:p>0,933333</text:p>
          </table:table-cell>
          <table:table-cell office:value-type="float" office:value="0.922476" calcext:value-type="float">
            <text:p>0,922476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85714" calcext:value-type="float">
            <text:p>0,885714</text:p>
          </table:table-cell>
          <table:table-cell office:value-type="float" office:value="0.92381" calcext:value-type="float">
            <text:p>0,92381</text:p>
          </table:table-cell>
          <table:table-cell office:value-type="float" office:value="0.929524" calcext:value-type="float">
            <text:p>0,929524</text:p>
          </table:table-cell>
          <table:table-cell table:number-columns-repeated="8" office:value-type="float" office:value="0.933333" calcext:value-type="float">
            <text:p>0,933333</text:p>
          </table:table-cell>
          <table:table-cell office:value-type="float" office:value="0.927238" calcext:value-type="float">
            <text:p>0,927238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64762" calcext:value-type="float">
            <text:p>0,864762</text:p>
          </table:table-cell>
          <table:table-cell office:value-type="float" office:value="0.92381" calcext:value-type="float">
            <text:p>0,92381</text:p>
          </table:table-cell>
          <table:table-cell office:value-type="float" office:value="0.932381" calcext:value-type="float">
            <text:p>0,932381</text:p>
          </table:table-cell>
          <table:table-cell table:number-columns-repeated="8" office:value-type="float" office:value="0.933333" calcext:value-type="float">
            <text:p>0,933333</text:p>
          </table:table-cell>
          <table:table-cell office:value-type="float" office:value="0.925429" calcext:value-type="float">
            <text:p>0,925429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590476" calcext:value-type="float">
            <text:p>0,590476</text:p>
          </table:table-cell>
          <table:table-cell office:value-type="float" office:value="0.884762" calcext:value-type="float">
            <text:p>0,884762</text:p>
          </table:table-cell>
          <table:table-cell office:value-type="float" office:value="0.931429" calcext:value-type="float">
            <text:p>0,931429</text:p>
          </table:table-cell>
          <table:table-cell table:number-columns-repeated="9" office:value-type="float" office:value="0.933333" calcext:value-type="float">
            <text:p>0,933333</text:p>
          </table:table-cell>
          <table:table-cell office:value-type="float" office:value="0.928286" calcext:value-type="float">
            <text:p>0,928286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87619" calcext:value-type="float">
            <text:p>0,87619</text:p>
          </table:table-cell>
          <table:table-cell office:value-type="float" office:value="0.915238" calcext:value-type="float">
            <text:p>0,915238</text:p>
          </table:table-cell>
          <table:table-cell office:value-type="float" office:value="0.931429" calcext:value-type="float">
            <text:p>0,931429</text:p>
          </table:table-cell>
          <table:table-cell table:number-columns-repeated="9" office:value-type="float" office:value="0.933333" calcext:value-type="float">
            <text:p>0,933333</text:p>
          </table:table-cell>
          <table:table-cell office:value-type="float" office:value="0.931333" calcext:value-type="float">
            <text:p>0,931333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828571" calcext:value-type="float">
            <text:p>0,828571</text:p>
          </table:table-cell>
          <table:table-cell office:value-type="float" office:value="0.928571" calcext:value-type="float">
            <text:p>0,928571</text:p>
          </table:table-cell>
          <table:table-cell table:number-columns-repeated="9" office:value-type="float" office:value="0.933333" calcext:value-type="float">
            <text:p>0,933333</text:p>
          </table:table-cell>
          <table:table-cell office:value-type="float" office:value="0.922381" calcext:value-type="float">
            <text:p>0,92238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5619" calcext:value-type="float">
            <text:p>0,75619</text:p>
          </table:table-cell>
          <table:table-cell office:value-type="float" office:value="0.925714" calcext:value-type="float">
            <text:p>0,925714</text:p>
          </table:table-cell>
          <table:table-cell table:number-columns-repeated="9" office:value-type="float" office:value="0.933333" calcext:value-type="float">
            <text:p>0,933333</text:p>
          </table:table-cell>
          <table:table-cell office:value-type="float" office:value="0.914857" calcext:value-type="float">
            <text:p>0,914857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33333" calcext:value-type="float">
            <text:p>0,533333</text:p>
          </table:table-cell>
          <table:table-cell office:value-type="float" office:value="0.884762" calcext:value-type="float">
            <text:p>0,884762</text:p>
          </table:table-cell>
          <table:table-cell office:value-type="float" office:value="0.930476" calcext:value-type="float">
            <text:p>0,930476</text:p>
          </table:table-cell>
          <table:table-cell table:number-columns-repeated="9" office:value-type="float" office:value="0.933333" calcext:value-type="float">
            <text:p>0,933333</text:p>
          </table:table-cell>
          <table:table-cell office:value-type="float" office:value="0.92819" calcext:value-type="float">
            <text:p>0,92819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98095" calcext:value-type="float">
            <text:p>0,898095</text:p>
          </table:table-cell>
          <table:table-cell office:value-type="float" office:value="0.927619" calcext:value-type="float">
            <text:p>0,927619</text:p>
          </table:table-cell>
          <table:table-cell table:number-columns-repeated="9" office:value-type="float" office:value="0.933333" calcext:value-type="float">
            <text:p>0,933333</text:p>
          </table:table-cell>
          <table:table-cell office:value-type="float" office:value="0.929238" calcext:value-type="float">
            <text:p>0,929238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72381" calcext:value-type="float">
            <text:p>0,872381</text:p>
          </table:table-cell>
          <table:table-cell office:value-type="float" office:value="0.928571" calcext:value-type="float">
            <text:p>0,928571</text:p>
          </table:table-cell>
          <table:table-cell table:number-columns-repeated="9" office:value-type="float" office:value="0.933333" calcext:value-type="float">
            <text:p>0,933333</text:p>
          </table:table-cell>
          <table:table-cell office:value-type="float" office:value="0.926762" calcext:value-type="float">
            <text:p>0,926762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2" calcext:value-type="float">
            <text:p>0,82</text:p>
          </table:table-cell>
          <table:table-cell office:value-type="float" office:value="0.929524" calcext:value-type="float">
            <text:p>0,929524</text:p>
          </table:table-cell>
          <table:table-cell table:number-columns-repeated="9" office:value-type="float" office:value="0.933333" calcext:value-type="float">
            <text:p>0,933333</text:p>
          </table:table-cell>
          <table:table-cell office:value-type="float" office:value="0.921619" calcext:value-type="float">
            <text:p>0,921619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92381" calcext:value-type="float">
            <text:p>0,792381</text:p>
          </table:table-cell>
          <table:table-cell office:value-type="float" office:value="0.924762" calcext:value-type="float">
            <text:p>0,924762</text:p>
          </table:table-cell>
          <table:table-cell table:number-columns-repeated="9" office:value-type="float" office:value="0.933333" calcext:value-type="float">
            <text:p>0,933333</text:p>
          </table:table-cell>
          <table:table-cell office:value-type="float" office:value="0.918381" calcext:value-type="float">
            <text:p>0,91838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" calcext:value-type="float">
            <text:p>0,6</text:p>
          </table:table-cell>
          <table:table-cell office:value-type="float" office:value="0.86381" calcext:value-type="float">
            <text:p>0,86381</text:p>
          </table:table-cell>
          <table:table-cell office:value-type="float" office:value="0.930476" calcext:value-type="float">
            <text:p>0,930476</text:p>
          </table:table-cell>
          <table:table-cell table:number-columns-repeated="9" office:value-type="float" office:value="0.933333" calcext:value-type="float">
            <text:p>0,933333</text:p>
          </table:table-cell>
          <table:table-cell office:value-type="float" office:value="0.926095" calcext:value-type="float">
            <text:p>0,926095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72381" calcext:value-type="float">
            <text:p>0,872381</text:p>
          </table:table-cell>
          <table:table-cell office:value-type="float" office:value="0.932381" calcext:value-type="float">
            <text:p>0,932381</text:p>
          </table:table-cell>
          <table:table-cell table:number-columns-repeated="9" office:value-type="float" office:value="0.933333" calcext:value-type="float">
            <text:p>0,933333</text:p>
          </table:table-cell>
          <table:table-cell office:value-type="float" office:value="0.927143" calcext:value-type="float">
            <text:p>0,927143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514286" calcext:value-type="float">
            <text:p>0,514286</text:p>
          </table:table-cell>
          <table:table-cell office:value-type="float" office:value="0.831429" calcext:value-type="float">
            <text:p>0,831429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23143" calcext:value-type="float">
            <text:p>0,923143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533333" calcext:value-type="float">
            <text:p>0,533333</text:p>
          </table:table-cell>
          <table:table-cell office:value-type="float" office:value="0.809524" calcext:value-type="float">
            <text:p>0,809524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20952" calcext:value-type="float">
            <text:p>0,920952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77143" calcext:value-type="float">
            <text:p>0,877143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27714" calcext:value-type="float">
            <text:p>0,927714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6" calcext:value-type="float">
            <text:p>0,6</text:p>
          </table:table-cell>
          <table:table-cell office:value-type="float" office:value="0.782857" calcext:value-type="float">
            <text:p>0,782857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18286" calcext:value-type="float">
            <text:p>0,918286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6" calcext:value-type="float">
            <text:p>0,6</text:p>
          </table:table-cell>
          <table:table-cell office:value-type="float" office:value="0.759048" calcext:value-type="float">
            <text:p>0,759048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15905" calcext:value-type="float">
            <text:p>0,915905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6" calcext:value-type="float">
            <text:p>0,6</text:p>
          </table:table-cell>
          <table:table-cell office:value-type="float" office:value="0.846667" calcext:value-type="float">
            <text:p>0,846667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24667" calcext:value-type="float">
            <text:p>0,924667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78095" calcext:value-type="float">
            <text:p>0,878095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2781" calcext:value-type="float">
            <text:p>0,9278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533333" calcext:value-type="float">
            <text:p>0,533333</text:p>
          </table:table-cell>
          <table:table-cell office:value-type="float" office:value="0.793333" calcext:value-type="float">
            <text:p>0,793333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19333" calcext:value-type="float">
            <text:p>0,919333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811429" calcext:value-type="float">
            <text:p>0,811429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21143" calcext:value-type="float">
            <text:p>0,921143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6" calcext:value-type="float">
            <text:p>0,6</text:p>
          </table:table-cell>
          <table:table-cell office:value-type="float" office:value="0.871429" calcext:value-type="float">
            <text:p>0,871429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27143" calcext:value-type="float">
            <text:p>0,927143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533333" calcext:value-type="float">
            <text:p>0,533333</text:p>
          </table:table-cell>
          <table:table-cell office:value-type="float" office:value="0.862857" calcext:value-type="float">
            <text:p>0,862857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26286" calcext:value-type="float">
            <text:p>0,926286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828571" calcext:value-type="float">
            <text:p>0,828571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22857" calcext:value-type="float">
            <text:p>0,922857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52381" calcext:value-type="float">
            <text:p>0,52381</text:p>
          </table:table-cell>
          <table:table-cell office:value-type="float" office:value="0.847619" calcext:value-type="float">
            <text:p>0,847619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24762" calcext:value-type="float">
            <text:p>0,924762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533333" calcext:value-type="float">
            <text:p>0,533333</text:p>
          </table:table-cell>
          <table:table-cell office:value-type="float" office:value="0.838095" calcext:value-type="float">
            <text:p>0,838095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2381" calcext:value-type="float">
            <text:p>0,92381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33333" calcext:value-type="float">
            <text:p>0,533333</text:p>
          </table:table-cell>
          <table:table-cell office:value-type="float" office:value="0.762857" calcext:value-type="float">
            <text:p>0,762857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16286" calcext:value-type="float">
            <text:p>0,916286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533333" calcext:value-type="float">
            <text:p>0,533333</text:p>
          </table:table-cell>
          <table:table-cell office:value-type="float" office:value="0.84" calcext:value-type="float">
            <text:p>0,84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24" calcext:value-type="float">
            <text:p>0,924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33333" calcext:value-type="float">
            <text:p>0,733333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13333" calcext:value-type="float">
            <text:p>0,913333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61905" calcext:value-type="float">
            <text:p>0,361905</text:p>
          </table:table-cell>
          <table:table-cell office:value-type="float" office:value="0.83619" calcext:value-type="float">
            <text:p>0,83619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23619" calcext:value-type="float">
            <text:p>0,923619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361905" calcext:value-type="float">
            <text:p>0,361905</text:p>
          </table:table-cell>
          <table:table-cell office:value-type="float" office:value="0.761905" calcext:value-type="float">
            <text:p>0,761905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1619" calcext:value-type="float">
            <text:p>0,91619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361905" calcext:value-type="float">
            <text:p>0,361905</text:p>
          </table:table-cell>
          <table:table-cell office:value-type="float" office:value="0.87619" calcext:value-type="float">
            <text:p>0,87619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27619" calcext:value-type="float">
            <text:p>0,927619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580952" calcext:value-type="float">
            <text:p>0,580952</text:p>
          </table:table-cell>
          <table:table-cell office:value-type="float" office:value="0.870476" calcext:value-type="float">
            <text:p>0,870476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27048" calcext:value-type="float">
            <text:p>0,927048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514286" calcext:value-type="float">
            <text:p>0,514286</text:p>
          </table:table-cell>
          <table:table-cell office:value-type="float" office:value="0.83619" calcext:value-type="float">
            <text:p>0,83619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23619" calcext:value-type="float">
            <text:p>0,923619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533333" calcext:value-type="float">
            <text:p>0,533333</text:p>
          </table:table-cell>
          <table:table-cell office:value-type="float" office:value="0.777143" calcext:value-type="float">
            <text:p>0,777143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17714" calcext:value-type="float">
            <text:p>0,917714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580952" calcext:value-type="float">
            <text:p>0,580952</text:p>
          </table:table-cell>
          <table:table-cell office:value-type="float" office:value="0.658095" calcext:value-type="float">
            <text:p>0,658095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0581" calcext:value-type="float">
            <text:p>0,9058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580952" calcext:value-type="float">
            <text:p>0,580952</text:p>
          </table:table-cell>
          <table:table-cell office:value-type="float" office:value="0.608571" calcext:value-type="float">
            <text:p>0,608571</text:p>
          </table:table-cell>
          <table:table-cell office:value-type="float" office:value="0.905714" calcext:value-type="float">
            <text:p>0,905714</text:p>
          </table:table-cell>
          <table:table-cell table:number-columns-repeated="9" office:value-type="float" office:value="0.933333" calcext:value-type="float">
            <text:p>0,933333</text:p>
          </table:table-cell>
          <table:table-cell office:value-type="float" office:value="0.898095" calcext:value-type="float">
            <text:p>0,898095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580952" calcext:value-type="float">
            <text:p>0,580952</text:p>
          </table:table-cell>
          <table:table-cell office:value-type="float" office:value="0.745714" calcext:value-type="float">
            <text:p>0,745714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14571" calcext:value-type="float">
            <text:p>0,914571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75238" calcext:value-type="float">
            <text:p>0,775238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17524" calcext:value-type="float">
            <text:p>0,917524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26667" calcext:value-type="float">
            <text:p>0,726667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12667" calcext:value-type="float">
            <text:p>0,912667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6" calcext:value-type="float">
            <text:p>0,6</text:p>
          </table:table-cell>
          <table:table-cell office:value-type="float" office:value="0.831429" calcext:value-type="float">
            <text:p>0,831429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23143" calcext:value-type="float">
            <text:p>0,923143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914286" calcext:value-type="float">
            <text:p>0,914286</text:p>
          </table:table-cell>
          <table:table-cell office:value-type="float" office:value="0.931429" calcext:value-type="float">
            <text:p>0,931429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33143" calcext:value-type="float">
            <text:p>0,933143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8" calcext:value-type="float">
            <text:p>0,88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28" calcext:value-type="float">
            <text:p>0,928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53333" calcext:value-type="float">
            <text:p>0,853333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25333" calcext:value-type="float">
            <text:p>0,925333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6" calcext:value-type="float">
            <text:p>0,6</text:p>
          </table:table-cell>
          <table:table-cell office:value-type="float" office:value="0.764762" calcext:value-type="float">
            <text:p>0,764762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16476" calcext:value-type="float">
            <text:p>0,91647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8" calcext:value-type="float">
            <text:p>0,88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28" calcext:value-type="float">
            <text:p>0,928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92381" calcext:value-type="float">
            <text:p>0,792381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19238" calcext:value-type="float">
            <text:p>0,919238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98095" calcext:value-type="float">
            <text:p>0,798095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1981" calcext:value-type="float">
            <text:p>0,91981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580952" calcext:value-type="float">
            <text:p>0,580952</text:p>
          </table:table-cell>
          <table:table-cell office:value-type="float" office:value="0.862857" calcext:value-type="float">
            <text:p>0,862857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26286" calcext:value-type="float">
            <text:p>0,926286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8" calcext:value-type="float">
            <text:p>0,88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28" calcext:value-type="float">
            <text:p>0,928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92381" calcext:value-type="float">
            <text:p>0,92381</text:p>
          </table:table-cell>
          <table:table-cell office:value-type="float" office:value="0.932381" calcext:value-type="float">
            <text:p>0,932381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33238" calcext:value-type="float">
            <text:p>0,933238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13" office:value-type="float" office:value="0.933333" calcext:value-type="float">
            <text:p>0,933333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906667" calcext:value-type="float">
            <text:p>0,906667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30667" calcext:value-type="float">
            <text:p>0,930667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514286" calcext:value-type="float">
            <text:p>0,514286</text:p>
          </table:table-cell>
          <table:table-cell office:value-type="float" office:value="0.864762" calcext:value-type="float">
            <text:p>0,864762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26476" calcext:value-type="float">
            <text:p>0,926476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914286" calcext:value-type="float">
            <text:p>0,914286</text:p>
          </table:table-cell>
          <table:table-cell office:value-type="float" office:value="0.931429" calcext:value-type="float">
            <text:p>0,931429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33143" calcext:value-type="float">
            <text:p>0,933143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906667" calcext:value-type="float">
            <text:p>0,906667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30667" calcext:value-type="float">
            <text:p>0,930667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3" calcext:value-type="float">
            <text:p>0,93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580952" calcext:value-type="float">
            <text:p>0,580952</text:p>
          </table:table-cell>
          <table:table-cell office:value-type="float" office:value="0.735238" calcext:value-type="float">
            <text:p>0,735238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13524" calcext:value-type="float">
            <text:p>0,913524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6" calcext:value-type="float">
            <text:p>0,6</text:p>
          </table:table-cell>
          <table:table-cell office:value-type="float" office:value="0.866667" calcext:value-type="float">
            <text:p>0,866667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26667" calcext:value-type="float">
            <text:p>0,926667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906667" calcext:value-type="float">
            <text:p>0,906667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30667" calcext:value-type="float">
            <text:p>0,930667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839048" calcext:value-type="float">
            <text:p>0,839048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23905" calcext:value-type="float">
            <text:p>0,923905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85619" calcext:value-type="float">
            <text:p>0,85619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25619" calcext:value-type="float">
            <text:p>0,925619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857143" calcext:value-type="float">
            <text:p>0,857143</text:p>
          </table:table-cell>
          <table:table-cell office:value-type="float" office:value="0.893333" calcext:value-type="float">
            <text:p>0,893333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29333" calcext:value-type="float">
            <text:p>0,929333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533333" calcext:value-type="float">
            <text:p>0,533333</text:p>
          </table:table-cell>
          <table:table-cell office:value-type="float" office:value="0.845714" calcext:value-type="float">
            <text:p>0,845714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24571" calcext:value-type="float">
            <text:p>0,924571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514286" calcext:value-type="float">
            <text:p>0,514286</text:p>
          </table:table-cell>
          <table:table-cell office:value-type="float" office:value="0.84" calcext:value-type="float">
            <text:p>0,84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24" calcext:value-type="float">
            <text:p>0,924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831429" calcext:value-type="float">
            <text:p>0,831429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23143" calcext:value-type="float">
            <text:p>0,923143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33333" calcext:value-type="float">
            <text:p>0,733333</text:p>
          </table:table-cell>
          <table:table-cell office:value-type="float" office:value="0.92381" calcext:value-type="float">
            <text:p>0,92381</text:p>
          </table:table-cell>
          <table:table-cell table:number-columns-repeated="9" office:value-type="float" office:value="0.933333" calcext:value-type="float">
            <text:p>0,933333</text:p>
          </table:table-cell>
          <table:table-cell office:value-type="float" office:value="0.912381" calcext:value-type="float">
            <text:p>0,91238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80952" calcext:value-type="float">
            <text:p>0,780952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18095" calcext:value-type="float">
            <text:p>0,918095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57143" calcext:value-type="float">
            <text:p>0,857143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25714" calcext:value-type="float">
            <text:p>0,925714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533333" calcext:value-type="float">
            <text:p>0,533333</text:p>
          </table:table-cell>
          <table:table-cell office:value-type="float" office:value="0.811429" calcext:value-type="float">
            <text:p>0,811429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21143" calcext:value-type="float">
            <text:p>0,921143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7619" calcext:value-type="float">
            <text:p>0,87619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27619" calcext:value-type="float">
            <text:p>0,927619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52381" calcext:value-type="float">
            <text:p>0,52381</text:p>
          </table:table-cell>
          <table:table-cell office:value-type="float" office:value="0.820952" calcext:value-type="float">
            <text:p>0,820952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22095" calcext:value-type="float">
            <text:p>0,922095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52381" calcext:value-type="float">
            <text:p>0,52381</text:p>
          </table:table-cell>
          <table:table-cell office:value-type="float" office:value="0.690476" calcext:value-type="float">
            <text:p>0,690476</text:p>
          </table:table-cell>
          <table:table-cell office:value-type="float" office:value="0.892381" calcext:value-type="float">
            <text:p>0,892381</text:p>
          </table:table-cell>
          <table:table-cell table:number-columns-repeated="9" office:value-type="float" office:value="0.933333" calcext:value-type="float">
            <text:p>0,933333</text:p>
          </table:table-cell>
          <table:table-cell office:value-type="float" office:value="0.904952" calcext:value-type="float">
            <text:p>0,904952</text:p>
          </table:table-cell>
          <table:table-cell>
            <draw:frame draw:z-index="0" draw:style-name="gr1" draw:text-style-name="P1" svg:width="22.348cm" svg:height="12.57cm" svg:x="0.054cm" svg:y="0cm">
              <draw:object draw:notify-on-update-of-ranges="accuracy.A2:accuracy.A201 accuracy.C1:accuracy.C1 accuracy.C2:accuracy.C201 accuracy.D1:accuracy.D1 accuracy.D2:accuracy.D201 accuracy.E1:accuracy.E1 accuracy.E2:accuracy.E201 accuracy.F1:accuracy.F1 accuracy.F2:accuracy.F201 accuracy.G1:accuracy.G1 accuracy.G2:accuracy.G201 accuracy.H1:accuracy.H1 accuracy.H2:accuracy.H201 accuracy.I1:accuracy.I1 accuracy.I2:accuracy.I201 accuracy.J1:accuracy.J1 accuracy.J2:accuracy.J201 accuracy.K1:accuracy.K1 accuracy.K2:accuracy.K201 accuracy.L1:accuracy.L1 accuracy.L2:accuracy.L201 accuracy.M1:accuracy.M1 accuracy.M2:accuracy.M201 accuracy.N1:accuracy.N1 accuracy.N2:accuracy.N20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62857" calcext:value-type="float">
            <text:p>0,862857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26286" calcext:value-type="float">
            <text:p>0,926286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84762" calcext:value-type="float">
            <text:p>0,884762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28476" calcext:value-type="float">
            <text:p>0,928476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850476" calcext:value-type="float">
            <text:p>0,850476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25048" calcext:value-type="float">
            <text:p>0,925048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49524" calcext:value-type="float">
            <text:p>0,749524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14952" calcext:value-type="float">
            <text:p>0,914952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6" calcext:value-type="float">
            <text:p>0,6</text:p>
          </table:table-cell>
          <table:table-cell office:value-type="float" office:value="0.854286" calcext:value-type="float">
            <text:p>0,854286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25429" calcext:value-type="float">
            <text:p>0,925429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533333" calcext:value-type="float">
            <text:p>0,533333</text:p>
          </table:table-cell>
          <table:table-cell office:value-type="float" office:value="0.727619" calcext:value-type="float">
            <text:p>0,727619</text:p>
          </table:table-cell>
          <table:table-cell office:value-type="float" office:value="0.919048" calcext:value-type="float">
            <text:p>0,919048</text:p>
          </table:table-cell>
          <table:table-cell table:number-columns-repeated="9" office:value-type="float" office:value="0.933333" calcext:value-type="float">
            <text:p>0,933333</text:p>
          </table:table-cell>
          <table:table-cell office:value-type="float" office:value="0.911333" calcext:value-type="float">
            <text:p>0,911333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59619" calcext:value-type="float">
            <text:p>0,59619</text:p>
          </table:table-cell>
          <table:table-cell office:value-type="float" office:value="0.872381" calcext:value-type="float">
            <text:p>0,872381</text:p>
          </table:table-cell>
          <table:table-cell table:number-columns-repeated="9" office:value-type="float" office:value="0.933333" calcext:value-type="float">
            <text:p>0,933333</text:p>
          </table:table-cell>
          <table:table-cell office:value-type="float" office:value="0.893524" calcext:value-type="float">
            <text:p>0,893524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04762" calcext:value-type="float">
            <text:p>0,704762</text:p>
          </table:table-cell>
          <table:table-cell office:value-type="float" office:value="0.887619" calcext:value-type="float">
            <text:p>0,887619</text:p>
          </table:table-cell>
          <table:table-cell table:number-columns-repeated="9" office:value-type="float" office:value="0.933333" calcext:value-type="float">
            <text:p>0,933333</text:p>
          </table:table-cell>
          <table:table-cell office:value-type="float" office:value="0.905905" calcext:value-type="float">
            <text:p>0,905905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52381" calcext:value-type="float">
            <text:p>0,52381</text:p>
          </table:table-cell>
          <table:table-cell office:value-type="float" office:value="0.900952" calcext:value-type="float">
            <text:p>0,900952</text:p>
          </table:table-cell>
          <table:table-cell table:number-columns-repeated="9" office:value-type="float" office:value="0.933333" calcext:value-type="float">
            <text:p>0,933333</text:p>
          </table:table-cell>
          <table:table-cell office:value-type="float" office:value="0.889143" calcext:value-type="float">
            <text:p>0,889143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619048" calcext:value-type="float">
            <text:p>0,619048</text:p>
          </table:table-cell>
          <table:table-cell office:value-type="float" office:value="0.904762" calcext:value-type="float">
            <text:p>0,904762</text:p>
          </table:table-cell>
          <table:table-cell table:number-columns-repeated="9" office:value-type="float" office:value="0.933333" calcext:value-type="float">
            <text:p>0,933333</text:p>
          </table:table-cell>
          <table:table-cell office:value-type="float" office:value="0.899048" calcext:value-type="float">
            <text:p>0,899048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640952" calcext:value-type="float">
            <text:p>0,640952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04095" calcext:value-type="float">
            <text:p>0,904095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93333" calcext:value-type="float">
            <text:p>0,793333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19333" calcext:value-type="float">
            <text:p>0,919333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514286" calcext:value-type="float">
            <text:p>0,514286</text:p>
          </table:table-cell>
          <table:table-cell office:value-type="float" office:value="0.737143" calcext:value-type="float">
            <text:p>0,737143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13714" calcext:value-type="float">
            <text:p>0,913714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895238" calcext:value-type="float">
            <text:p>0,895238</text:p>
          </table:table-cell>
          <table:table-cell office:value-type="float" office:value="0.929524" calcext:value-type="float">
            <text:p>0,929524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32952" calcext:value-type="float">
            <text:p>0,932952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6" calcext:value-type="float">
            <text:p>0,6</text:p>
          </table:table-cell>
          <table:table-cell office:value-type="float" office:value="0.86381" calcext:value-type="float">
            <text:p>0,86381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26381" calcext:value-type="float">
            <text:p>0,92638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580952" calcext:value-type="float">
            <text:p>0,580952</text:p>
          </table:table-cell>
          <table:table-cell office:value-type="float" office:value="0.867619" calcext:value-type="float">
            <text:p>0,867619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26762" calcext:value-type="float">
            <text:p>0,926762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13" office:value-type="float" office:value="0.933333" calcext:value-type="float">
            <text:p>0,933333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13" office:value-type="float" office:value="0.933333" calcext:value-type="float">
            <text:p>0,933333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533333" calcext:value-type="float">
            <text:p>0,533333</text:p>
          </table:table-cell>
          <table:table-cell office:value-type="float" office:value="0.831429" calcext:value-type="float">
            <text:p>0,831429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23143" calcext:value-type="float">
            <text:p>0,923143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533333" calcext:value-type="float">
            <text:p>0,533333</text:p>
          </table:table-cell>
          <table:table-cell office:value-type="float" office:value="0.852381" calcext:value-type="float">
            <text:p>0,852381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25238" calcext:value-type="float">
            <text:p>0,925238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447619" calcext:value-type="float">
            <text:p>0,447619</text:p>
          </table:table-cell>
          <table:table-cell office:value-type="float" office:value="0.813333" calcext:value-type="float">
            <text:p>0,813333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21333" calcext:value-type="float">
            <text:p>0,921333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447619" calcext:value-type="float">
            <text:p>0,447619</text:p>
          </table:table-cell>
          <table:table-cell office:value-type="float" office:value="0.748571" calcext:value-type="float">
            <text:p>0,748571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14857" calcext:value-type="float">
            <text:p>0,914857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697143" calcext:value-type="float">
            <text:p>0,697143</text:p>
          </table:table-cell>
          <table:table-cell office:value-type="float" office:value="0.932381" calcext:value-type="float">
            <text:p>0,932381</text:p>
          </table:table-cell>
          <table:table-cell table:number-columns-repeated="9" office:value-type="float" office:value="0.933333" calcext:value-type="float">
            <text:p>0,933333</text:p>
          </table:table-cell>
          <table:table-cell office:value-type="float" office:value="0.909619" calcext:value-type="float">
            <text:p>0,909619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514286" calcext:value-type="float">
            <text:p>0,514286</text:p>
          </table:table-cell>
          <table:table-cell office:value-type="float" office:value="0.742857" calcext:value-type="float">
            <text:p>0,742857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14286" calcext:value-type="float">
            <text:p>0,914286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533333" calcext:value-type="float">
            <text:p>0,533333</text:p>
          </table:table-cell>
          <table:table-cell office:value-type="float" office:value="0.688571" calcext:value-type="float">
            <text:p>0,688571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08857" calcext:value-type="float">
            <text:p>0,908857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533333" calcext:value-type="float">
            <text:p>0,533333</text:p>
          </table:table-cell>
          <table:table-cell office:value-type="float" office:value="0.709524" calcext:value-type="float">
            <text:p>0,709524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10952" calcext:value-type="float">
            <text:p>0,910952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590476" calcext:value-type="float">
            <text:p>0,590476</text:p>
          </table:table-cell>
          <table:table-cell office:value-type="float" office:value="0.762857" calcext:value-type="float">
            <text:p>0,762857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16286" calcext:value-type="float">
            <text:p>0,916286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533333" calcext:value-type="float">
            <text:p>0,533333</text:p>
          </table:table-cell>
          <table:table-cell office:value-type="float" office:value="0.78" calcext:value-type="float">
            <text:p>0,78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18" calcext:value-type="float">
            <text:p>0,918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514286" calcext:value-type="float">
            <text:p>0,514286</text:p>
          </table:table-cell>
          <table:table-cell office:value-type="float" office:value="0.757143" calcext:value-type="float">
            <text:p>0,757143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15714" calcext:value-type="float">
            <text:p>0,915714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67619" calcext:value-type="float">
            <text:p>0,67619</text:p>
          </table:table-cell>
          <table:table-cell office:value-type="float" office:value="0.907619" calcext:value-type="float">
            <text:p>0,907619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30762" calcext:value-type="float">
            <text:p>0,930762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3" calcext:value-type="float">
            <text:p>0,93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6" calcext:value-type="float">
            <text:p>0,6</text:p>
          </table:table-cell>
          <table:table-cell office:value-type="float" office:value="0.9" calcext:value-type="float">
            <text:p>0,9</text:p>
          </table:table-cell>
          <table:table-cell table:number-columns-repeated="10" office:value-type="float" office:value="0.933333" calcext:value-type="float">
            <text:p>0,933333</text:p>
          </table:table-cell>
          <table:table-cell office:value-type="float" office:value="0.93" calcext:value-type="float">
            <text:p>0,9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l" fo:country="SI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ščic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ščice_20_1" draw:display-name="Puščic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8">00.00.0000</text:date>, <text:time>00:00:00</text:time></text:p>
        </style:region-right>
      </style:header>
      <style:header-left style:display="false"/>
      <style:header-first style:display="false"/>
      <style:footer>
        <text:p>Stran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8T15:26:44.188670726</dc:date>
    <meta:editing-duration>PT2M6S</meta:editing-duration>
    <meta:editing-cycles>1</meta:editing-cycles>
    <meta:document-statistic meta:table-count="1" meta:cell-count="2814" meta:object-count="1"/>
    <meta:generator>LibreOffice/7.6.4.1$Linux_X86_64 LibreOffice_project/60$Build-1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47cm" svg:y="3.247cm" style:legend-expansion="high" chart:style-name="ch2"/>
        <chart:plot-area chart:style-name="ch3" table:cell-range-address="accuracy.A2:accuracy.A201 accuracy.C1:accuracy.N201" chart:data-source-has-labels="both" svg:x="1.457cm" svg:y="0.251cm" svg:width="17.567cm" svg:height="11.088cm">
          <chart:coordinate-region svg:x="2.184cm" svg:y="0.45cm" svg:width="16.84cm" svg:height="9.965cm"/>
          <chart:axis chart:dimension="x" chart:name="primary-x" chart:style-name="ch4" chartooo:axis-type="auto">
            <chartooo:date-scale/>
            <chart:title svg:x="9.415cm" svg:y="11.59cm" chart:style-name="ch5">
              <text:p>generacija</text:p>
            </chart:title>
            <chart:categories table:cell-range-address="accuracy.A2:accuracy.A201"/>
          </chart:axis>
          <chart:axis chart:dimension="y" chart:name="primary-y" chart:style-name="ch4">
            <chart:title svg:x="0.451cm" svg:y="6.368cm" chart:style-name="ch6">
              <text:p>točnost</text:p>
            </chart:title>
            <chart:grid chart:style-name="ch7" chart:class="major"/>
          </chart:axis>
          <chart:series chart:style-name="ch8" chart:values-cell-range-address="accuracy.C2:accuracy.C201" chart:label-cell-address="accuracy.C1:accuracy.C1" chart:class="chart:line">
            <chart:data-point chart:repeated="200"/>
          </chart:series>
          <chart:series chart:style-name="ch9" chart:values-cell-range-address="accuracy.D2:accuracy.D201" chart:label-cell-address="accuracy.D1:accuracy.D1" chart:class="chart:line">
            <chart:data-point chart:repeated="200"/>
          </chart:series>
          <chart:series chart:style-name="ch10" chart:values-cell-range-address="accuracy.E2:accuracy.E201" chart:label-cell-address="accuracy.E1:accuracy.E1" chart:class="chart:line">
            <chart:data-point chart:repeated="200"/>
          </chart:series>
          <chart:series chart:style-name="ch11" chart:values-cell-range-address="accuracy.F2:accuracy.F201" chart:label-cell-address="accuracy.F1:accuracy.F1" chart:class="chart:line">
            <chart:data-point chart:repeated="200"/>
          </chart:series>
          <chart:series chart:style-name="ch12" chart:values-cell-range-address="accuracy.G2:accuracy.G201" chart:label-cell-address="accuracy.G1:accuracy.G1" chart:class="chart:line">
            <chart:data-point chart:repeated="200"/>
          </chart:series>
          <chart:series chart:style-name="ch13" chart:values-cell-range-address="accuracy.H2:accuracy.H201" chart:label-cell-address="accuracy.H1:accuracy.H1" chart:class="chart:line">
            <chart:data-point chart:repeated="200"/>
          </chart:series>
          <chart:series chart:style-name="ch14" chart:values-cell-range-address="accuracy.I2:accuracy.I201" chart:label-cell-address="accuracy.I1:accuracy.I1" chart:class="chart:line">
            <chart:data-point chart:repeated="200"/>
          </chart:series>
          <chart:series chart:style-name="ch15" chart:values-cell-range-address="accuracy.J2:accuracy.J201" chart:label-cell-address="accuracy.J1:accuracy.J1" chart:class="chart:line">
            <chart:data-point chart:repeated="200"/>
          </chart:series>
          <chart:series chart:style-name="ch16" chart:values-cell-range-address="accuracy.K2:accuracy.K201" chart:label-cell-address="accuracy.K1:accuracy.K1" chart:class="chart:line">
            <chart:data-point chart:repeated="200"/>
          </chart:series>
          <chart:series chart:style-name="ch17" chart:values-cell-range-address="accuracy.L2:accuracy.L201" chart:label-cell-address="accuracy.L1:accuracy.L1" chart:class="chart:line">
            <chart:data-point chart:repeated="200"/>
          </chart:series>
          <chart:series chart:style-name="ch18" chart:values-cell-range-address="accuracy.M2:accuracy.M201" chart:label-cell-address="accuracy.M1:accuracy.M1" chart:class="chart:line">
            <chart:data-point chart:repeated="200"/>
          </chart:series>
          <chart:series chart:style-name="ch19" chart:values-cell-range-address="accuracy.N2:accuracy.N201" chart:label-cell-address="accuracy.N1:accuracy.N1" chart:class="chart:line">
            <chart:data-point chart:repeated="2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accuracy.C1:accuracy.C1</svg:desc>
                </draw:g>
              </table:table-cell>
              <table:table-cell office:value-type="string">
                <text:p>10-20%</text:p>
                <draw:g>
                  <svg:desc>accuracy.D1:accuracy.D1</svg:desc>
                </draw:g>
              </table:table-cell>
              <table:table-cell office:value-type="string">
                <text:p>20-30%</text:p>
                <draw:g>
                  <svg:desc>accuracy.E1:accuracy.E1</svg:desc>
                </draw:g>
              </table:table-cell>
              <table:table-cell office:value-type="string">
                <text:p>30-40%</text:p>
                <draw:g>
                  <svg:desc>accuracy.F1:accuracy.F1</svg:desc>
                </draw:g>
              </table:table-cell>
              <table:table-cell office:value-type="string">
                <text:p>40-50%</text:p>
                <draw:g>
                  <svg:desc>accuracy.G1:accuracy.G1</svg:desc>
                </draw:g>
              </table:table-cell>
              <table:table-cell office:value-type="string">
                <text:p>50-60%</text:p>
                <draw:g>
                  <svg:desc>accuracy.H1:accuracy.H1</svg:desc>
                </draw:g>
              </table:table-cell>
              <table:table-cell office:value-type="string">
                <text:p>60-70%</text:p>
                <draw:g>
                  <svg:desc>accuracy.I1:accuracy.I1</svg:desc>
                </draw:g>
              </table:table-cell>
              <table:table-cell office:value-type="string">
                <text:p>70-80%</text:p>
                <draw:g>
                  <svg:desc>accuracy.J1:accuracy.J1</svg:desc>
                </draw:g>
              </table:table-cell>
              <table:table-cell office:value-type="string">
                <text:p>80-90%</text:p>
                <draw:g>
                  <svg:desc>accuracy.K1:accuracy.K1</svg:desc>
                </draw:g>
              </table:table-cell>
              <table:table-cell office:value-type="string">
                <text:p>90-100%</text:p>
                <draw:g>
                  <svg:desc>accuracy.L1:accuracy.L1</svg:desc>
                </draw:g>
              </table:table-cell>
              <table:table-cell office:value-type="string">
                <text:p>Najboljši</text:p>
                <draw:g>
                  <svg:desc>accuracy.M1:accuracy.M1</svg:desc>
                </draw:g>
              </table:table-cell>
              <table:table-cell office:value-type="string">
                <text:p>Povprečje</text:p>
                <draw:g>
                  <svg:desc>accuracy.N1:accuracy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ccuracy.A2:accuracy.A201</svg:desc>
                </draw:g>
              </table:table-cell>
              <table:table-cell office:value-type="float" office:value="0.146667">
                <text:p>0.146667</text:p>
                <draw:g>
                  <svg:desc>accuracy.C2:accuracy.C201</svg:desc>
                </draw:g>
              </table:table-cell>
              <table:table-cell office:value-type="float" office:value="0.333333">
                <text:p>0.333333</text:p>
                <draw:g>
                  <svg:desc>accuracy.D2:accuracy.D201</svg:desc>
                </draw:g>
              </table:table-cell>
              <table:table-cell office:value-type="float" office:value="0.333333">
                <text:p>0.333333</text:p>
                <draw:g>
                  <svg:desc>accuracy.E2:accuracy.E201</svg:desc>
                </draw:g>
              </table:table-cell>
              <table:table-cell office:value-type="float" office:value="0.333333">
                <text:p>0.333333</text:p>
                <draw:g>
                  <svg:desc>accuracy.F2:accuracy.F201</svg:desc>
                </draw:g>
              </table:table-cell>
              <table:table-cell office:value-type="float" office:value="0.333333">
                <text:p>0.333333</text:p>
                <draw:g>
                  <svg:desc>accuracy.G2:accuracy.G201</svg:desc>
                </draw:g>
              </table:table-cell>
              <table:table-cell office:value-type="float" office:value="0.333333">
                <text:p>0.333333</text:p>
                <draw:g>
                  <svg:desc>accuracy.H2:accuracy.H201</svg:desc>
                </draw:g>
              </table:table-cell>
              <table:table-cell office:value-type="float" office:value="0.333333">
                <text:p>0.333333</text:p>
                <draw:g>
                  <svg:desc>accuracy.I2:accuracy.I201</svg:desc>
                </draw:g>
              </table:table-cell>
              <table:table-cell office:value-type="float" office:value="0.333333">
                <text:p>0.333333</text:p>
                <draw:g>
                  <svg:desc>accuracy.J2:accuracy.J201</svg:desc>
                </draw:g>
              </table:table-cell>
              <table:table-cell office:value-type="float" office:value="0.34381">
                <text:p>0.34381</text:p>
                <draw:g>
                  <svg:desc>accuracy.K2:accuracy.K201</svg:desc>
                </draw:g>
              </table:table-cell>
              <table:table-cell office:value-type="float" office:value="0.54381">
                <text:p>0.54381</text:p>
                <draw:g>
                  <svg:desc>accuracy.L2:accuracy.L201</svg:desc>
                </draw:g>
              </table:table-cell>
              <table:table-cell office:value-type="float" office:value="0.685714">
                <text:p>0.685714</text:p>
                <draw:g>
                  <svg:desc>accuracy.M2:accuracy.M201</svg:desc>
                </draw:g>
              </table:table-cell>
              <table:table-cell office:value-type="float" office:value="0.336762">
                <text:p>0.336762</text:p>
                <draw:g>
                  <svg:desc>accuracy.N2:accuracy.N2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18095">
                <text:p>0.318095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44762">
                <text:p>0.344762</text:p>
              </table:table-cell>
              <table:table-cell office:value-type="float" office:value="0.607619">
                <text:p>0.607619</text:p>
              </table:table-cell>
              <table:table-cell office:value-type="float" office:value="0.685714">
                <text:p>0.685714</text:p>
              </table:table-cell>
              <table:table-cell office:value-type="float" office:value="0.360381">
                <text:p>0.36038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26667">
                <text:p>0.326667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508571">
                <text:p>0.508571</text:p>
              </table:table-cell>
              <table:table-cell office:value-type="float" office:value="0.671429">
                <text:p>0.671429</text:p>
              </table:table-cell>
              <table:table-cell office:value-type="float" office:value="0.685714">
                <text:p>0.685714</text:p>
              </table:table-cell>
              <table:table-cell office:value-type="float" office:value="0.384">
                <text:p>0.38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26667">
                <text:p>0.326667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60952">
                <text:p>0.360952</text:p>
              </table:table-cell>
              <table:table-cell office:value-type="float" office:value="0.614286">
                <text:p>0.614286</text:p>
              </table:table-cell>
              <table:table-cell office:value-type="float" office:value="0.674286">
                <text:p>0.674286</text:p>
              </table:table-cell>
              <table:table-cell office:value-type="float" office:value="0.685714">
                <text:p>0.685714</text:p>
              </table:table-cell>
              <table:table-cell office:value-type="float" office:value="0.397619">
                <text:p>0.39761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61905">
                <text:p>0.261905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4286">
                <text:p>0.334286</text:p>
              </table:table-cell>
              <table:table-cell office:value-type="float" office:value="0.525714">
                <text:p>0.525714</text:p>
              </table:table-cell>
              <table:table-cell office:value-type="float" office:value="0.665714">
                <text:p>0.665714</text:p>
              </table:table-cell>
              <table:table-cell office:value-type="float" office:value="0.678095">
                <text:p>0.678095</text:p>
              </table:table-cell>
              <table:table-cell office:value-type="float" office:value="0.685714">
                <text:p>0.685714</text:p>
              </table:table-cell>
              <table:table-cell office:value-type="float" office:value="0.413238">
                <text:p>0.41323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7619">
                <text:p>0.27619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52381">
                <text:p>0.352381</text:p>
              </table:table-cell>
              <table:table-cell office:value-type="float" office:value="0.611429">
                <text:p>0.611429</text:p>
              </table:table-cell>
              <table:table-cell office:value-type="float" office:value="0.666667">
                <text:p>0.666667</text:p>
              </table:table-cell>
              <table:table-cell office:value-type="float" office:value="0.678095">
                <text:p>0.678095</text:p>
              </table:table-cell>
              <table:table-cell office:value-type="float" office:value="0.685714">
                <text:p>0.685714</text:p>
              </table:table-cell>
              <table:table-cell office:value-type="float" office:value="0.425143">
                <text:p>0.42514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94286">
                <text:p>0.294286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400952">
                <text:p>0.400952</text:p>
              </table:table-cell>
              <table:table-cell office:value-type="float" office:value="0.648571">
                <text:p>0.648571</text:p>
              </table:table-cell>
              <table:table-cell office:value-type="float" office:value="0.666667">
                <text:p>0.666667</text:p>
              </table:table-cell>
              <table:table-cell office:value-type="float" office:value="0.678095">
                <text:p>0.678095</text:p>
              </table:table-cell>
              <table:table-cell office:value-type="float" office:value="0.685714">
                <text:p>0.685714</text:p>
              </table:table-cell>
              <table:table-cell office:value-type="float" office:value="0.435524">
                <text:p>0.43552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34286">
                <text:p>0.234286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409524">
                <text:p>0.409524</text:p>
              </table:table-cell>
              <table:table-cell office:value-type="float" office:value="0.658095">
                <text:p>0.658095</text:p>
              </table:table-cell>
              <table:table-cell office:value-type="float" office:value="0.666667">
                <text:p>0.666667</text:p>
              </table:table-cell>
              <table:table-cell office:value-type="float" office:value="0.678095">
                <text:p>0.678095</text:p>
              </table:table-cell>
              <table:table-cell office:value-type="float" office:value="0.685714">
                <text:p>0.685714</text:p>
              </table:table-cell>
              <table:table-cell office:value-type="float" office:value="0.431333">
                <text:p>0.43133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7143">
                <text:p>0.337143</text:p>
              </table:table-cell>
              <table:table-cell office:value-type="float" office:value="0.462857">
                <text:p>0.462857</text:p>
              </table:table-cell>
              <table:table-cell office:value-type="float" office:value="0.662857">
                <text:p>0.662857</text:p>
              </table:table-cell>
              <table:table-cell office:value-type="float" office:value="0.666667">
                <text:p>0.666667</text:p>
              </table:table-cell>
              <table:table-cell office:value-type="float" office:value="0.678095">
                <text:p>0.678095</text:p>
              </table:table-cell>
              <table:table-cell office:value-type="float" office:value="0.685714">
                <text:p>0.685714</text:p>
              </table:table-cell>
              <table:table-cell office:value-type="float" office:value="0.447429">
                <text:p>0.44742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31429">
                <text:p>0.331429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413333">
                <text:p>0.413333</text:p>
              </table:table-cell>
              <table:table-cell office:value-type="float" office:value="0.66">
                <text:p>0.66</text:p>
              </table:table-cell>
              <table:table-cell office:value-type="float" office:value="0.666667">
                <text:p>0.666667</text:p>
              </table:table-cell>
              <table:table-cell office:value-type="float" office:value="0.678095">
                <text:p>0.678095</text:p>
              </table:table-cell>
              <table:table-cell office:value-type="float" office:value="0.685714">
                <text:p>0.685714</text:p>
              </table:table-cell>
              <table:table-cell office:value-type="float" office:value="0.441619">
                <text:p>0.44161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00952">
                <text:p>0.300952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7143">
                <text:p>0.337143</text:p>
              </table:table-cell>
              <table:table-cell office:value-type="float" office:value="0.530476">
                <text:p>0.530476</text:p>
              </table:table-cell>
              <table:table-cell office:value-type="float" office:value="0.664762">
                <text:p>0.664762</text:p>
              </table:table-cell>
              <table:table-cell office:value-type="float" office:value="0.666667">
                <text:p>0.666667</text:p>
              </table:table-cell>
              <table:table-cell office:value-type="float" office:value="0.68381">
                <text:p>0.68381</text:p>
              </table:table-cell>
              <table:table-cell office:value-type="float" office:value="0.685714">
                <text:p>0.685714</text:p>
              </table:table-cell>
              <table:table-cell office:value-type="float" office:value="0.451714">
                <text:p>0.45171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72381">
                <text:p>0.372381</text:p>
              </table:table-cell>
              <table:table-cell office:value-type="float" office:value="0.649524">
                <text:p>0.649524</text:p>
              </table:table-cell>
              <table:table-cell office:value-type="float" office:value="0.666667">
                <text:p>0.666667</text:p>
              </table:table-cell>
              <table:table-cell office:value-type="float" office:value="0.670476">
                <text:p>0.670476</text:p>
              </table:table-cell>
              <table:table-cell office:value-type="float" office:value="0.685714">
                <text:p>0.685714</text:p>
              </table:table-cell>
              <table:table-cell office:value-type="float" office:value="0.685714">
                <text:p>0.685714</text:p>
              </table:table-cell>
              <table:table-cell office:value-type="float" office:value="0.471143">
                <text:p>0.47114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32381">
                <text:p>0.332381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45714">
                <text:p>0.345714</text:p>
              </table:table-cell>
              <table:table-cell office:value-type="float" office:value="0.591429">
                <text:p>0.591429</text:p>
              </table:table-cell>
              <table:table-cell office:value-type="float" office:value="0.666667">
                <text:p>0.666667</text:p>
              </table:table-cell>
              <table:table-cell office:value-type="float" office:value="0.670476">
                <text:p>0.670476</text:p>
              </table:table-cell>
              <table:table-cell office:value-type="float" office:value="0.687619">
                <text:p>0.687619</text:p>
              </table:table-cell>
              <table:table-cell office:value-type="float" office:value="0.704762">
                <text:p>0.704762</text:p>
              </table:table-cell>
              <table:table-cell office:value-type="float" office:value="0.462762">
                <text:p>0.46276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62857">
                <text:p>0.362857</text:p>
              </table:table-cell>
              <table:table-cell office:value-type="float" office:value="0.648571">
                <text:p>0.648571</text:p>
              </table:table-cell>
              <table:table-cell office:value-type="float" office:value="0.666667">
                <text:p>0.666667</text:p>
              </table:table-cell>
              <table:table-cell office:value-type="float" office:value="0.670476">
                <text:p>0.670476</text:p>
              </table:table-cell>
              <table:table-cell office:value-type="float" office:value="0.689524">
                <text:p>0.689524</text:p>
              </table:table-cell>
              <table:table-cell office:value-type="float" office:value="0.704762">
                <text:p>0.704762</text:p>
              </table:table-cell>
              <table:table-cell office:value-type="float" office:value="0.470476">
                <text:p>0.47047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47619">
                <text:p>0.347619</text:p>
              </table:table-cell>
              <table:table-cell office:value-type="float" office:value="0.510476">
                <text:p>0.510476</text:p>
              </table:table-cell>
              <table:table-cell office:value-type="float" office:value="0.660952">
                <text:p>0.660952</text:p>
              </table:table-cell>
              <table:table-cell office:value-type="float" office:value="0.666667">
                <text:p>0.666667</text:p>
              </table:table-cell>
              <table:table-cell office:value-type="float" office:value="0.670476">
                <text:p>0.670476</text:p>
              </table:table-cell>
              <table:table-cell office:value-type="float" office:value="0.699048">
                <text:p>0.699048</text:p>
              </table:table-cell>
              <table:table-cell office:value-type="float" office:value="0.780952">
                <text:p>0.780952</text:p>
              </table:table-cell>
              <table:table-cell office:value-type="float" office:value="0.488857">
                <text:p>0.48885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15238">
                <text:p>0.315238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7143">
                <text:p>0.337143</text:p>
              </table:table-cell>
              <table:table-cell office:value-type="float" office:value="0.417143">
                <text:p>0.417143</text:p>
              </table:table-cell>
              <table:table-cell office:value-type="float" office:value="0.631429">
                <text:p>0.631429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7619">
                <text:p>0.67619</text:p>
              </table:table-cell>
              <table:table-cell office:value-type="float" office:value="0.713333">
                <text:p>0.713333</text:p>
              </table:table-cell>
              <table:table-cell office:value-type="float" office:value="0.780952">
                <text:p>0.780952</text:p>
              </table:table-cell>
              <table:table-cell office:value-type="float" office:value="0.509048">
                <text:p>0.50904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53333">
                <text:p>0.353333</text:p>
              </table:table-cell>
              <table:table-cell office:value-type="float" office:value="0.537143">
                <text:p>0.537143</text:p>
              </table:table-cell>
              <table:table-cell office:value-type="float" office:value="0.66381">
                <text:p>0.66381</text:p>
              </table:table-cell>
              <table:table-cell office:value-type="float" office:value="0.666667">
                <text:p>0.666667</text:p>
              </table:table-cell>
              <table:table-cell office:value-type="float" office:value="0.674286">
                <text:p>0.674286</text:p>
              </table:table-cell>
              <table:table-cell office:value-type="float" office:value="0.720952">
                <text:p>0.720952</text:p>
              </table:table-cell>
              <table:table-cell office:value-type="float" office:value="0.780952">
                <text:p>0.780952</text:p>
              </table:table-cell>
              <table:table-cell office:value-type="float" office:value="0.494952">
                <text:p>0.49495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20952">
                <text:p>0.320952</text:p>
              </table:table-cell>
              <table:table-cell office:value-type="float" office:value="0.333333">
                <text:p>0.333333</text:p>
              </table:table-cell>
              <table:table-cell office:value-type="float" office:value="0.33619">
                <text:p>0.33619</text:p>
              </table:table-cell>
              <table:table-cell office:value-type="float" office:value="0.433333">
                <text:p>0.433333</text:p>
              </table:table-cell>
              <table:table-cell office:value-type="float" office:value="0.577143">
                <text:p>0.577143</text:p>
              </table:table-cell>
              <table:table-cell office:value-type="float" office:value="0.661905">
                <text:p>0.661905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72381">
                <text:p>0.672381</text:p>
              </table:table-cell>
              <table:table-cell office:value-type="float" office:value="0.730476">
                <text:p>0.730476</text:p>
              </table:table-cell>
              <table:table-cell office:value-type="float" office:value="0.780952">
                <text:p>0.780952</text:p>
              </table:table-cell>
              <table:table-cell office:value-type="float" office:value="0.539905">
                <text:p>0.53990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9619">
                <text:p>0.29619</text:p>
              </table:table-cell>
              <table:table-cell office:value-type="float" office:value="0.333333">
                <text:p>0.333333</text:p>
              </table:table-cell>
              <table:table-cell office:value-type="float" office:value="0.334286">
                <text:p>0.334286</text:p>
              </table:table-cell>
              <table:table-cell office:value-type="float" office:value="0.428571">
                <text:p>0.428571</text:p>
              </table:table-cell>
              <table:table-cell office:value-type="float" office:value="0.589524">
                <text:p>0.589524</text:p>
              </table:table-cell>
              <table:table-cell office:value-type="float" office:value="0.662857">
                <text:p>0.66285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72381">
                <text:p>0.672381</text:p>
              </table:table-cell>
              <table:table-cell office:value-type="float" office:value="0.727619">
                <text:p>0.727619</text:p>
              </table:table-cell>
              <table:table-cell office:value-type="float" office:value="0.780952">
                <text:p>0.780952</text:p>
              </table:table-cell>
              <table:table-cell office:value-type="float" office:value="0.53781">
                <text:p>0.5378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26667">
                <text:p>0.326667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68571">
                <text:p>0.368571</text:p>
              </table:table-cell>
              <table:table-cell office:value-type="float" office:value="0.577143">
                <text:p>0.577143</text:p>
              </table:table-cell>
              <table:table-cell office:value-type="float" office:value="0.653333">
                <text:p>0.653333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70476">
                <text:p>0.670476</text:p>
              </table:table-cell>
              <table:table-cell office:value-type="float" office:value="0.733333">
                <text:p>0.733333</text:p>
              </table:table-cell>
              <table:table-cell office:value-type="float" office:value="0.780952">
                <text:p>0.780952</text:p>
              </table:table-cell>
              <table:table-cell office:value-type="float" office:value="0.532952">
                <text:p>0.53295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449524">
                <text:p>0.449524</text:p>
              </table:table-cell>
              <table:table-cell office:value-type="float" office:value="0.637143">
                <text:p>0.637143</text:p>
              </table:table-cell>
              <table:table-cell office:value-type="float" office:value="0.664762">
                <text:p>0.664762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75238">
                <text:p>0.675238</text:p>
              </table:table-cell>
              <table:table-cell office:value-type="float" office:value="0.76">
                <text:p>0.76</text:p>
              </table:table-cell>
              <table:table-cell office:value-type="float" office:value="0.780952">
                <text:p>0.780952</text:p>
              </table:table-cell>
              <table:table-cell office:value-type="float" office:value="0.552">
                <text:p>0.552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332381">
                <text:p>0.332381</text:p>
              </table:table-cell>
              <table:table-cell office:value-type="float" office:value="0.333333">
                <text:p>0.333333</text:p>
              </table:table-cell>
              <table:table-cell office:value-type="float" office:value="0.335238">
                <text:p>0.335238</text:p>
              </table:table-cell>
              <table:table-cell office:value-type="float" office:value="0.450476">
                <text:p>0.450476</text:p>
              </table:table-cell>
              <table:table-cell office:value-type="float" office:value="0.651429">
                <text:p>0.651429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7619">
                <text:p>0.667619</text:p>
              </table:table-cell>
              <table:table-cell office:value-type="float" office:value="0.740952">
                <text:p>0.740952</text:p>
              </table:table-cell>
              <table:table-cell office:value-type="float" office:value="0.780952">
                <text:p>0.780952</text:p>
              </table:table-cell>
              <table:table-cell office:value-type="float" office:value="0.551143">
                <text:p>0.55114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325714">
                <text:p>0.325714</text:p>
              </table:table-cell>
              <table:table-cell office:value-type="float" office:value="0.333333">
                <text:p>0.333333</text:p>
              </table:table-cell>
              <table:table-cell office:value-type="float" office:value="0.34">
                <text:p>0.34</text:p>
              </table:table-cell>
              <table:table-cell office:value-type="float" office:value="0.546667">
                <text:p>0.546667</text:p>
              </table:table-cell>
              <table:table-cell office:value-type="float" office:value="0.658095">
                <text:p>0.658095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9524">
                <text:p>0.669524</text:p>
              </table:table-cell>
              <table:table-cell office:value-type="float" office:value="0.765714">
                <text:p>0.765714</text:p>
              </table:table-cell>
              <table:table-cell office:value-type="float" office:value="0.780952">
                <text:p>0.780952</text:p>
              </table:table-cell>
              <table:table-cell office:value-type="float" office:value="0.563905">
                <text:p>0.563905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5238">
                <text:p>0.335238</text:p>
              </table:table-cell>
              <table:table-cell office:value-type="float" office:value="0.481905">
                <text:p>0.481905</text:p>
              </table:table-cell>
              <table:table-cell office:value-type="float" office:value="0.651429">
                <text:p>0.651429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9524">
                <text:p>0.669524</text:p>
              </table:table-cell>
              <table:table-cell office:value-type="float" office:value="0.765714">
                <text:p>0.765714</text:p>
              </table:table-cell>
              <table:table-cell office:value-type="float" office:value="0.780952">
                <text:p>0.780952</text:p>
              </table:table-cell>
              <table:table-cell office:value-type="float" office:value="0.590381">
                <text:p>0.59038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81905">
                <text:p>0.381905</text:p>
              </table:table-cell>
              <table:table-cell office:value-type="float" office:value="0.628571">
                <text:p>0.628571</text:p>
              </table:table-cell>
              <table:table-cell office:value-type="float" office:value="0.664762">
                <text:p>0.664762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8571">
                <text:p>0.668571</text:p>
              </table:table-cell>
              <table:table-cell office:value-type="float" office:value="0.75619">
                <text:p>0.75619</text:p>
              </table:table-cell>
              <table:table-cell office:value-type="float" office:value="0.780952">
                <text:p>0.780952</text:p>
              </table:table-cell>
              <table:table-cell office:value-type="float" office:value="0.576667">
                <text:p>0.57666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333333">
                <text:p>0.333333</text:p>
              </table:table-cell>
              <table:table-cell office:value-type="float" office:value="0.34381">
                <text:p>0.34381</text:p>
              </table:table-cell>
              <table:table-cell office:value-type="float" office:value="0.487619">
                <text:p>0.487619</text:p>
              </table:table-cell>
              <table:table-cell office:value-type="float" office:value="0.645714">
                <text:p>0.645714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27619">
                <text:p>0.727619</text:p>
              </table:table-cell>
              <table:table-cell office:value-type="float" office:value="0.780952">
                <text:p>0.780952</text:p>
              </table:table-cell>
              <table:table-cell office:value-type="float" office:value="0.587143">
                <text:p>0.587143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333333">
                <text:p>0.333333</text:p>
              </table:table-cell>
              <table:table-cell office:value-type="float" office:value="0.338095">
                <text:p>0.338095</text:p>
              </table:table-cell>
              <table:table-cell office:value-type="float" office:value="0.513333">
                <text:p>0.513333</text:p>
              </table:table-cell>
              <table:table-cell office:value-type="float" office:value="0.653333">
                <text:p>0.653333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9524">
                <text:p>0.669524</text:p>
              </table:table-cell>
              <table:table-cell office:value-type="float" office:value="0.774286">
                <text:p>0.774286</text:p>
              </table:table-cell>
              <table:table-cell office:value-type="float" office:value="0.92381">
                <text:p>0.92381</text:p>
              </table:table-cell>
              <table:table-cell office:value-type="float" office:value="0.594857">
                <text:p>0.59485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333333">
                <text:p>0.333333</text:p>
              </table:table-cell>
              <table:table-cell office:value-type="float" office:value="0.419048">
                <text:p>0.419048</text:p>
              </table:table-cell>
              <table:table-cell office:value-type="float" office:value="0.642857">
                <text:p>0.64285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15238">
                <text:p>0.715238</text:p>
              </table:table-cell>
              <table:table-cell office:value-type="float" office:value="0.827619">
                <text:p>0.827619</text:p>
              </table:table-cell>
              <table:table-cell office:value-type="float" office:value="0.92381">
                <text:p>0.92381</text:p>
              </table:table-cell>
              <table:table-cell office:value-type="float" office:value="0.627143">
                <text:p>0.62714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333333">
                <text:p>0.333333</text:p>
              </table:table-cell>
              <table:table-cell office:value-type="float" office:value="0.442857">
                <text:p>0.442857</text:p>
              </table:table-cell>
              <table:table-cell office:value-type="float" office:value="0.569524">
                <text:p>0.569524</text:p>
              </table:table-cell>
              <table:table-cell office:value-type="float" office:value="0.653333">
                <text:p>0.653333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31429">
                <text:p>0.731429</text:p>
              </table:table-cell>
              <table:table-cell office:value-type="float" office:value="0.870476">
                <text:p>0.870476</text:p>
              </table:table-cell>
              <table:table-cell office:value-type="float" office:value="0.92381">
                <text:p>0.92381</text:p>
              </table:table-cell>
              <table:table-cell office:value-type="float" office:value="0.626762">
                <text:p>0.62676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333333">
                <text:p>0.333333</text:p>
              </table:table-cell>
              <table:table-cell office:value-type="float" office:value="0.428571">
                <text:p>0.428571</text:p>
              </table:table-cell>
              <table:table-cell office:value-type="float" office:value="0.571429">
                <text:p>0.571429</text:p>
              </table:table-cell>
              <table:table-cell office:value-type="float" office:value="0.645714">
                <text:p>0.645714</text:p>
              </table:table-cell>
              <table:table-cell office:value-type="float" office:value="0.66381">
                <text:p>0.66381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26667">
                <text:p>0.726667</text:p>
              </table:table-cell>
              <table:table-cell office:value-type="float" office:value="0.86">
                <text:p>0.86</text:p>
              </table:table-cell>
              <table:table-cell office:value-type="float" office:value="0.92381">
                <text:p>0.92381</text:p>
              </table:table-cell>
              <table:table-cell office:value-type="float" office:value="0.622952">
                <text:p>0.62295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40952">
                <text:p>0.340952</text:p>
              </table:table-cell>
              <table:table-cell office:value-type="float" office:value="0.446667">
                <text:p>0.446667</text:p>
              </table:table-cell>
              <table:table-cell office:value-type="float" office:value="0.538095">
                <text:p>0.538095</text:p>
              </table:table-cell>
              <table:table-cell office:value-type="float" office:value="0.625714">
                <text:p>0.625714</text:p>
              </table:table-cell>
              <table:table-cell office:value-type="float" office:value="0.661905">
                <text:p>0.661905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70476">
                <text:p>0.670476</text:p>
              </table:table-cell>
              <table:table-cell office:value-type="float" office:value="0.827619">
                <text:p>0.827619</text:p>
              </table:table-cell>
              <table:table-cell office:value-type="float" office:value="0.92381">
                <text:p>0.92381</text:p>
              </table:table-cell>
              <table:table-cell office:value-type="float" office:value="0.611143">
                <text:p>0.611143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349524">
                <text:p>0.349524</text:p>
              </table:table-cell>
              <table:table-cell office:value-type="float" office:value="0.411429">
                <text:p>0.411429</text:p>
              </table:table-cell>
              <table:table-cell office:value-type="float" office:value="0.481905">
                <text:p>0.481905</text:p>
              </table:table-cell>
              <table:table-cell office:value-type="float" office:value="0.564762">
                <text:p>0.564762</text:p>
              </table:table-cell>
              <table:table-cell office:value-type="float" office:value="0.645714">
                <text:p>0.645714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821905">
                <text:p>0.821905</text:p>
              </table:table-cell>
              <table:table-cell office:value-type="float" office:value="0.92381">
                <text:p>0.92381</text:p>
              </table:table-cell>
              <table:table-cell office:value-type="float" office:value="0.59419">
                <text:p>0.5941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7619">
                <text:p>0.37619</text:p>
              </table:table-cell>
              <table:table-cell office:value-type="float" office:value="0.475238">
                <text:p>0.475238</text:p>
              </table:table-cell>
              <table:table-cell office:value-type="float" office:value="0.56">
                <text:p>0.56</text:p>
              </table:table-cell>
              <table:table-cell office:value-type="float" office:value="0.65619">
                <text:p>0.65619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80952">
                <text:p>0.780952</text:p>
              </table:table-cell>
              <table:table-cell office:value-type="float" office:value="0.92381">
                <text:p>0.92381</text:p>
              </table:table-cell>
              <table:table-cell office:value-type="float" office:value="0.61819">
                <text:p>0.61819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333333">
                <text:p>0.333333</text:p>
              </table:table-cell>
              <table:table-cell office:value-type="float" office:value="0.471429">
                <text:p>0.471429</text:p>
              </table:table-cell>
              <table:table-cell office:value-type="float" office:value="0.60381">
                <text:p>0.60381</text:p>
              </table:table-cell>
              <table:table-cell office:value-type="float" office:value="0.661905">
                <text:p>0.661905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9524">
                <text:p>0.669524</text:p>
              </table:table-cell>
              <table:table-cell office:value-type="float" office:value="0.871429">
                <text:p>0.871429</text:p>
              </table:table-cell>
              <table:table-cell office:value-type="float" office:value="0.92381">
                <text:p>0.92381</text:p>
              </table:table-cell>
              <table:table-cell office:value-type="float" office:value="0.62781">
                <text:p>0.62781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390476">
                <text:p>0.390476</text:p>
              </table:table-cell>
              <table:table-cell office:value-type="float" office:value="0.466667">
                <text:p>0.466667</text:p>
              </table:table-cell>
              <table:table-cell office:value-type="float" office:value="0.539048">
                <text:p>0.539048</text:p>
              </table:table-cell>
              <table:table-cell office:value-type="float" office:value="0.633333">
                <text:p>0.633333</text:p>
              </table:table-cell>
              <table:table-cell office:value-type="float" office:value="0.665714">
                <text:p>0.665714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75238">
                <text:p>0.675238</text:p>
              </table:table-cell>
              <table:table-cell office:value-type="float" office:value="0.87619">
                <text:p>0.87619</text:p>
              </table:table-cell>
              <table:table-cell office:value-type="float" office:value="0.92381">
                <text:p>0.92381</text:p>
              </table:table-cell>
              <table:table-cell office:value-type="float" office:value="0.624667">
                <text:p>0.62466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354286">
                <text:p>0.354286</text:p>
              </table:table-cell>
              <table:table-cell office:value-type="float" office:value="0.469524">
                <text:p>0.469524</text:p>
              </table:table-cell>
              <table:table-cell office:value-type="float" office:value="0.497143">
                <text:p>0.497143</text:p>
              </table:table-cell>
              <table:table-cell office:value-type="float" office:value="0.574286">
                <text:p>0.574286</text:p>
              </table:table-cell>
              <table:table-cell office:value-type="float" office:value="0.659048">
                <text:p>0.659048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92381">
                <text:p>0.692381</text:p>
              </table:table-cell>
              <table:table-cell office:value-type="float" office:value="0.911429">
                <text:p>0.911429</text:p>
              </table:table-cell>
              <table:table-cell office:value-type="float" office:value="0.92381">
                <text:p>0.92381</text:p>
              </table:table-cell>
              <table:table-cell office:value-type="float" office:value="0.61581">
                <text:p>0.6158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406667">
                <text:p>0.406667</text:p>
              </table:table-cell>
              <table:table-cell office:value-type="float" office:value="0.484762">
                <text:p>0.484762</text:p>
              </table:table-cell>
              <table:table-cell office:value-type="float" office:value="0.554286">
                <text:p>0.554286</text:p>
              </table:table-cell>
              <table:table-cell office:value-type="float" office:value="0.651429">
                <text:p>0.651429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2">
                <text:p>0.72</text:p>
              </table:table-cell>
              <table:table-cell office:value-type="float" office:value="0.92">
                <text:p>0.92</text:p>
              </table:table-cell>
              <table:table-cell office:value-type="float" office:value="0.92381">
                <text:p>0.92381</text:p>
              </table:table-cell>
              <table:table-cell office:value-type="float" office:value="0.640381">
                <text:p>0.64038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381905">
                <text:p>0.381905</text:p>
              </table:table-cell>
              <table:table-cell office:value-type="float" office:value="0.534286">
                <text:p>0.534286</text:p>
              </table:table-cell>
              <table:table-cell office:value-type="float" office:value="0.64">
                <text:p>0.64</text:p>
              </table:table-cell>
              <table:table-cell office:value-type="float" office:value="0.66381">
                <text:p>0.66381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10476">
                <text:p>0.710476</text:p>
              </table:table-cell>
              <table:table-cell office:value-type="float" office:value="0.911429">
                <text:p>0.911429</text:p>
              </table:table-cell>
              <table:table-cell office:value-type="float" office:value="0.92381">
                <text:p>0.92381</text:p>
              </table:table-cell>
              <table:table-cell office:value-type="float" office:value="0.650857">
                <text:p>0.65085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387619">
                <text:p>0.387619</text:p>
              </table:table-cell>
              <table:table-cell office:value-type="float" office:value="0.51619">
                <text:p>0.51619</text:p>
              </table:table-cell>
              <table:table-cell office:value-type="float" office:value="0.624762">
                <text:p>0.624762</text:p>
              </table:table-cell>
              <table:table-cell office:value-type="float" office:value="0.664762">
                <text:p>0.664762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34286">
                <text:p>0.734286</text:p>
              </table:table-cell>
              <table:table-cell office:value-type="float" office:value="0.911429">
                <text:p>0.911429</text:p>
              </table:table-cell>
              <table:table-cell office:value-type="float" office:value="0.92381">
                <text:p>0.92381</text:p>
              </table:table-cell>
              <table:table-cell office:value-type="float" office:value="0.650571">
                <text:p>0.650571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375238">
                <text:p>0.375238</text:p>
              </table:table-cell>
              <table:table-cell office:value-type="float" office:value="0.53619">
                <text:p>0.53619</text:p>
              </table:table-cell>
              <table:table-cell office:value-type="float" office:value="0.66">
                <text:p>0.66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8">
                <text:p>0.68</text:p>
              </table:table-cell>
              <table:table-cell office:value-type="float" office:value="0.86">
                <text:p>0.86</text:p>
              </table:table-cell>
              <table:table-cell office:value-type="float" office:value="0.924762">
                <text:p>0.924762</text:p>
              </table:table-cell>
              <table:table-cell office:value-type="float" office:value="0.933333">
                <text:p>0.933333</text:p>
              </table:table-cell>
              <table:table-cell office:value-type="float" office:value="0.670286">
                <text:p>0.67028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43619">
                <text:p>0.43619</text:p>
              </table:table-cell>
              <table:table-cell office:value-type="float" office:value="0.615238">
                <text:p>0.615238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59048">
                <text:p>0.759048</text:p>
              </table:table-cell>
              <table:table-cell office:value-type="float" office:value="0.92">
                <text:p>0.92</text:p>
              </table:table-cell>
              <table:table-cell office:value-type="float" office:value="0.929524">
                <text:p>0.929524</text:p>
              </table:table-cell>
              <table:table-cell office:value-type="float" office:value="0.933333">
                <text:p>0.933333</text:p>
              </table:table-cell>
              <table:table-cell office:value-type="float" office:value="0.699333">
                <text:p>0.69933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477143">
                <text:p>0.477143</text:p>
              </table:table-cell>
              <table:table-cell office:value-type="float" office:value="0.660952">
                <text:p>0.660952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8381">
                <text:p>0.68381</text:p>
              </table:table-cell>
              <table:table-cell office:value-type="float" office:value="0.837143">
                <text:p>0.837143</text:p>
              </table:table-cell>
              <table:table-cell office:value-type="float" office:value="0.925714">
                <text:p>0.92571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718476">
                <text:p>0.718476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544762">
                <text:p>0.544762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01905">
                <text:p>0.701905</text:p>
              </table:table-cell>
              <table:table-cell office:value-type="float" office:value="0.890476">
                <text:p>0.890476</text:p>
              </table:table-cell>
              <table:table-cell office:value-type="float" office:value="0.92381">
                <text:p>0.92381</text:p>
              </table:table-cell>
              <table:table-cell office:value-type="float" office:value="0.929524">
                <text:p>0.92952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759048">
                <text:p>0.759048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546667">
                <text:p>0.54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89524">
                <text:p>0.689524</text:p>
              </table:table-cell>
              <table:table-cell office:value-type="float" office:value="0.850476">
                <text:p>0.850476</text:p>
              </table:table-cell>
              <table:table-cell office:value-type="float" office:value="0.92381">
                <text:p>0.92381</text:p>
              </table:table-cell>
              <table:table-cell office:value-type="float" office:value="0.927619">
                <text:p>0.92761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75381">
                <text:p>0.7538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470476">
                <text:p>0.470476</text:p>
              </table:table-cell>
              <table:table-cell office:value-type="float" office:value="0.654286">
                <text:p>0.654286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57143">
                <text:p>0.757143</text:p>
              </table:table-cell>
              <table:table-cell office:value-type="float" office:value="0.92381">
                <text:p>0.92381</text:p>
              </table:table-cell>
              <table:table-cell office:value-type="float" office:value="0.925714">
                <text:p>0.92571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733143">
                <text:p>0.73314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473333">
                <text:p>0.473333</text:p>
              </table:table-cell>
              <table:table-cell office:value-type="float" office:value="0.655238">
                <text:p>0.655238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806667">
                <text:p>0.806667</text:p>
              </table:table-cell>
              <table:table-cell office:value-type="float" office:value="0.92381">
                <text:p>0.92381</text:p>
              </table:table-cell>
              <table:table-cell office:value-type="float" office:value="0.927619">
                <text:p>0.92761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738667">
                <text:p>0.73866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424762">
                <text:p>0.424762</text:p>
              </table:table-cell>
              <table:table-cell office:value-type="float" office:value="0.542857">
                <text:p>0.54285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78095">
                <text:p>0.678095</text:p>
              </table:table-cell>
              <table:table-cell office:value-type="float" office:value="0.92381">
                <text:p>0.92381</text:p>
              </table:table-cell>
              <table:table-cell office:value-type="float" office:value="0.924762">
                <text:p>0.924762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709429">
                <text:p>0.70942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492381">
                <text:p>0.492381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895238">
                <text:p>0.895238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8571">
                <text:p>0.928571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776381">
                <text:p>0.77638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56381">
                <text:p>0.56381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84381">
                <text:p>0.84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804571">
                <text:p>0.80457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586667">
                <text:p>0.58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882857">
                <text:p>0.882857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8571">
                <text:p>0.928571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811238">
                <text:p>0.81123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552381">
                <text:p>0.552381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27619">
                <text:p>0.727619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7619">
                <text:p>0.92761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817905">
                <text:p>0.817905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64">
                <text:p>0.64</text:p>
              </table:table-cell>
              <table:table-cell office:value-type="float" office:value="0.666667">
                <text:p>0.666667</text:p>
              </table:table-cell>
              <table:table-cell office:value-type="float" office:value="0.742857">
                <text:p>0.742857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4762">
                <text:p>0.924762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855524">
                <text:p>0.85552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666667">
                <text:p>0.666667</text:p>
              </table:table-cell>
              <table:table-cell office:value-type="float" office:value="0.742857">
                <text:p>0.742857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9524">
                <text:p>0.92952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884381">
                <text:p>0.88438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666667">
                <text:p>0.666667</text:p>
              </table:table-cell>
              <table:table-cell office:value-type="float" office:value="0.742857">
                <text:p>0.742857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4762">
                <text:p>0.924762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883905">
                <text:p>0.88390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666667">
                <text:p>0.666667</text:p>
              </table:table-cell>
              <table:table-cell office:value-type="float" office:value="0.844762">
                <text:p>0.844762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811429">
                <text:p>0.811429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31429">
                <text:p>0.93142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17143">
                <text:p>0.917143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892381">
                <text:p>0.8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8571">
                <text:p>0.928571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5905">
                <text:p>0.92590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838095">
                <text:p>0.838095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6667">
                <text:p>0.926667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0286">
                <text:p>0.92028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885714">
                <text:p>0.885714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8571">
                <text:p>0.928571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4286">
                <text:p>0.92428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826667">
                <text:p>0.826667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4762">
                <text:p>0.924762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18952">
                <text:p>0.91895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87619">
                <text:p>0.87619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30476">
                <text:p>0.930476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4476">
                <text:p>0.924476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897143">
                <text:p>0.897143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8571">
                <text:p>0.928571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7333">
                <text:p>0.92733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921905">
                <text:p>0.921905</text:p>
              </table:table-cell>
              <table:table-cell office:value-type="float" office:value="0.92381">
                <text:p>0.92381</text:p>
              </table:table-cell>
              <table:table-cell office:value-type="float" office:value="0.924762">
                <text:p>0.924762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0381">
                <text:p>0.930381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898095">
                <text:p>0.898095</text:p>
              </table:table-cell>
              <table:table-cell office:value-type="float" office:value="0.92381">
                <text:p>0.92381</text:p>
              </table:table-cell>
              <table:table-cell office:value-type="float" office:value="0.929524">
                <text:p>0.92952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8476">
                <text:p>0.92847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7619">
                <text:p>0.92761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9905">
                <text:p>0.92990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825714">
                <text:p>0.825714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6667">
                <text:p>0.926667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898095">
                <text:p>0.898095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4762">
                <text:p>0.924762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7048">
                <text:p>0.927048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813333">
                <text:p>0.813333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29524">
                <text:p>0.92952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19048">
                <text:p>0.91904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897143">
                <text:p>0.897143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32381">
                <text:p>0.932381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7714">
                <text:p>0.927714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891429">
                <text:p>0.891429</text:p>
              </table:table-cell>
              <table:table-cell office:value-type="float" office:value="0.92381">
                <text:p>0.92381</text:p>
              </table:table-cell>
              <table:table-cell office:value-type="float" office:value="0.931429">
                <text:p>0.93142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921905">
                <text:p>0.921905</text:p>
              </table:table-cell>
              <table:table-cell office:value-type="float" office:value="0.92381">
                <text:p>0.92381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1238">
                <text:p>0.931238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84381">
                <text:p>0.84381</text:p>
              </table:table-cell>
              <table:table-cell office:value-type="float" office:value="0.927619">
                <text:p>0.92761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381">
                <text:p>0.9238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848571">
                <text:p>0.848571</text:p>
              </table:table-cell>
              <table:table-cell office:value-type="float" office:value="0.930476">
                <text:p>0.930476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4571">
                <text:p>0.92457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831429">
                <text:p>0.831429</text:p>
              </table:table-cell>
              <table:table-cell office:value-type="float" office:value="0.927619">
                <text:p>0.92761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2571">
                <text:p>0.922571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860952">
                <text:p>0.860952</text:p>
              </table:table-cell>
              <table:table-cell office:value-type="float" office:value="0.92381">
                <text:p>0.92381</text:p>
              </table:table-cell>
              <table:table-cell office:value-type="float" office:value="0.927619">
                <text:p>0.92761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4571">
                <text:p>0.924571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92381">
                <text:p>0.92381</text:p>
              </table:table-cell>
              <table:table-cell office:value-type="float" office:value="0.92381">
                <text:p>0.92381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1429">
                <text:p>0.93142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92381">
                <text:p>0.92381</text:p>
              </table:table-cell>
              <table:table-cell office:value-type="float" office:value="0.929524">
                <text:p>0.92952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2">
                <text:p>0.932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92381">
                <text:p>0.92381</text:p>
              </table:table-cell>
              <table:table-cell office:value-type="float" office:value="0.932381">
                <text:p>0.932381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2286">
                <text:p>0.93228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820952">
                <text:p>0.820952</text:p>
              </table:table-cell>
              <table:table-cell office:value-type="float" office:value="0.92381">
                <text:p>0.92381</text:p>
              </table:table-cell>
              <table:table-cell office:value-type="float" office:value="0.929524">
                <text:p>0.92952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0762">
                <text:p>0.92076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760952">
                <text:p>0.760952</text:p>
              </table:table-cell>
              <table:table-cell office:value-type="float" office:value="0.92381">
                <text:p>0.92381</text:p>
              </table:table-cell>
              <table:table-cell office:value-type="float" office:value="0.931429">
                <text:p>0.93142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14952">
                <text:p>0.91495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7619">
                <text:p>0.77619</text:p>
              </table:table-cell>
              <table:table-cell office:value-type="float" office:value="0.92381">
                <text:p>0.92381</text:p>
              </table:table-cell>
              <table:table-cell office:value-type="float" office:value="0.931429">
                <text:p>0.93142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16476">
                <text:p>0.916476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78">
                <text:p>0.78</text:p>
              </table:table-cell>
              <table:table-cell office:value-type="float" office:value="0.92381">
                <text:p>0.92381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17048">
                <text:p>0.91704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773333">
                <text:p>0.773333</text:p>
              </table:table-cell>
              <table:table-cell office:value-type="float" office:value="0.92381">
                <text:p>0.92381</text:p>
              </table:table-cell>
              <table:table-cell office:value-type="float" office:value="0.928571">
                <text:p>0.928571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15905">
                <text:p>0.91590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919048">
                <text:p>0.919048</text:p>
              </table:table-cell>
              <table:table-cell office:value-type="float" office:value="0.92381">
                <text:p>0.92381</text:p>
              </table:table-cell>
              <table:table-cell office:value-type="float" office:value="0.931429">
                <text:p>0.93142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0762">
                <text:p>0.93076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851429">
                <text:p>0.851429</text:p>
              </table:table-cell>
              <table:table-cell office:value-type="float" office:value="0.92381">
                <text:p>0.92381</text:p>
              </table:table-cell>
              <table:table-cell office:value-type="float" office:value="0.929524">
                <text:p>0.92952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381">
                <text:p>0.92381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82">
                <text:p>0.82</text:p>
              </table:table-cell>
              <table:table-cell office:value-type="float" office:value="0.925714">
                <text:p>0.92571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1238">
                <text:p>0.921238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862857">
                <text:p>0.862857</text:p>
              </table:table-cell>
              <table:table-cell office:value-type="float" office:value="0.927619">
                <text:p>0.92761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5714">
                <text:p>0.92571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889524">
                <text:p>0.889524</text:p>
              </table:table-cell>
              <table:table-cell office:value-type="float" office:value="0.932381">
                <text:p>0.932381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8857">
                <text:p>0.92885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857143">
                <text:p>0.857143</text:p>
              </table:table-cell>
              <table:table-cell office:value-type="float" office:value="0.930476">
                <text:p>0.930476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5429">
                <text:p>0.925429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880952">
                <text:p>0.880952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8095">
                <text:p>0.92809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866667">
                <text:p>0.866667</text:p>
              </table:table-cell>
              <table:table-cell office:value-type="float" office:value="0.932381">
                <text:p>0.932381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6571">
                <text:p>0.926571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860952">
                <text:p>0.860952</text:p>
              </table:table-cell>
              <table:table-cell office:value-type="float" office:value="0.928571">
                <text:p>0.928571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5619">
                <text:p>0.92561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873333">
                <text:p>0.873333</text:p>
              </table:table-cell>
              <table:table-cell office:value-type="float" office:value="0.927619">
                <text:p>0.92761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6762">
                <text:p>0.92676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833333">
                <text:p>0.833333</text:p>
              </table:table-cell>
              <table:table-cell office:value-type="float" office:value="0.924762">
                <text:p>0.924762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2476">
                <text:p>0.922476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885714">
                <text:p>0.885714</text:p>
              </table:table-cell>
              <table:table-cell office:value-type="float" office:value="0.92381">
                <text:p>0.92381</text:p>
              </table:table-cell>
              <table:table-cell office:value-type="float" office:value="0.929524">
                <text:p>0.92952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7238">
                <text:p>0.92723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864762">
                <text:p>0.864762</text:p>
              </table:table-cell>
              <table:table-cell office:value-type="float" office:value="0.92381">
                <text:p>0.92381</text:p>
              </table:table-cell>
              <table:table-cell office:value-type="float" office:value="0.932381">
                <text:p>0.932381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5429">
                <text:p>0.925429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884762">
                <text:p>0.884762</text:p>
              </table:table-cell>
              <table:table-cell office:value-type="float" office:value="0.931429">
                <text:p>0.93142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8286">
                <text:p>0.928286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915238">
                <text:p>0.915238</text:p>
              </table:table-cell>
              <table:table-cell office:value-type="float" office:value="0.931429">
                <text:p>0.93142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1333">
                <text:p>0.931333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828571">
                <text:p>0.828571</text:p>
              </table:table-cell>
              <table:table-cell office:value-type="float" office:value="0.928571">
                <text:p>0.928571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2381">
                <text:p>0.92238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75619">
                <text:p>0.75619</text:p>
              </table:table-cell>
              <table:table-cell office:value-type="float" office:value="0.925714">
                <text:p>0.92571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14857">
                <text:p>0.91485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84762">
                <text:p>0.884762</text:p>
              </table:table-cell>
              <table:table-cell office:value-type="float" office:value="0.930476">
                <text:p>0.930476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819">
                <text:p>0.92819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898095">
                <text:p>0.898095</text:p>
              </table:table-cell>
              <table:table-cell office:value-type="float" office:value="0.927619">
                <text:p>0.92761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9238">
                <text:p>0.929238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872381">
                <text:p>0.872381</text:p>
              </table:table-cell>
              <table:table-cell office:value-type="float" office:value="0.928571">
                <text:p>0.928571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6762">
                <text:p>0.926762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82">
                <text:p>0.82</text:p>
              </table:table-cell>
              <table:table-cell office:value-type="float" office:value="0.929524">
                <text:p>0.92952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1619">
                <text:p>0.921619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792381">
                <text:p>0.792381</text:p>
              </table:table-cell>
              <table:table-cell office:value-type="float" office:value="0.924762">
                <text:p>0.924762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18381">
                <text:p>0.918381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86381">
                <text:p>0.86381</text:p>
              </table:table-cell>
              <table:table-cell office:value-type="float" office:value="0.930476">
                <text:p>0.930476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6095">
                <text:p>0.926095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872381">
                <text:p>0.872381</text:p>
              </table:table-cell>
              <table:table-cell office:value-type="float" office:value="0.932381">
                <text:p>0.932381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7143">
                <text:p>0.927143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831429">
                <text:p>0.83142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3143">
                <text:p>0.92314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809524">
                <text:p>0.80952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0952">
                <text:p>0.92095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877143">
                <text:p>0.87714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7714">
                <text:p>0.927714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82857">
                <text:p>0.782857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18286">
                <text:p>0.918286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759048">
                <text:p>0.759048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15905">
                <text:p>0.915905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846667">
                <text:p>0.846667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4667">
                <text:p>0.924667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878095">
                <text:p>0.878095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781">
                <text:p>0.92781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793333">
                <text:p>0.79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19333">
                <text:p>0.919333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811429">
                <text:p>0.81142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1143">
                <text:p>0.921143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871429">
                <text:p>0.87142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7143">
                <text:p>0.927143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862857">
                <text:p>0.862857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6286">
                <text:p>0.926286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828571">
                <text:p>0.828571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2857">
                <text:p>0.922857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847619">
                <text:p>0.84761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4762">
                <text:p>0.92476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838095">
                <text:p>0.838095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381">
                <text:p>0.92381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762857">
                <text:p>0.762857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16286">
                <text:p>0.91628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84">
                <text:p>0.8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4">
                <text:p>0.924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733333">
                <text:p>0.7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13333">
                <text:p>0.913333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83619">
                <text:p>0.8361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3619">
                <text:p>0.92361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761905">
                <text:p>0.761905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1619">
                <text:p>0.91619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87619">
                <text:p>0.8761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7619">
                <text:p>0.927619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870476">
                <text:p>0.870476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7048">
                <text:p>0.92704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83619">
                <text:p>0.8361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3619">
                <text:p>0.923619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777143">
                <text:p>0.77714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17714">
                <text:p>0.917714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658095">
                <text:p>0.658095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0581">
                <text:p>0.90581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608571">
                <text:p>0.608571</text:p>
              </table:table-cell>
              <table:table-cell office:value-type="float" office:value="0.905714">
                <text:p>0.90571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898095">
                <text:p>0.898095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745714">
                <text:p>0.74571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14571">
                <text:p>0.914571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775238">
                <text:p>0.775238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17524">
                <text:p>0.917524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726667">
                <text:p>0.726667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12667">
                <text:p>0.912667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831429">
                <text:p>0.83142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3143">
                <text:p>0.923143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931429">
                <text:p>0.93142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143">
                <text:p>0.933143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88">
                <text:p>0.88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853333">
                <text:p>0.85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5333">
                <text:p>0.925333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764762">
                <text:p>0.764762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16476">
                <text:p>0.916476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88">
                <text:p>0.88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792381">
                <text:p>0.792381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19238">
                <text:p>0.919238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798095">
                <text:p>0.798095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1981">
                <text:p>0.91981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862857">
                <text:p>0.862857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6286">
                <text:p>0.926286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88">
                <text:p>0.88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8">
                <text:p>0.928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932381">
                <text:p>0.932381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238">
                <text:p>0.933238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906667">
                <text:p>0.906667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0667">
                <text:p>0.930667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864762">
                <text:p>0.864762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6476">
                <text:p>0.926476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931429">
                <text:p>0.93142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143">
                <text:p>0.93314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906667">
                <text:p>0.906667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0667">
                <text:p>0.930667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9">
                <text:p>0.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735238">
                <text:p>0.735238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13524">
                <text:p>0.913524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866667">
                <text:p>0.866667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6667">
                <text:p>0.926667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906667">
                <text:p>0.906667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0667">
                <text:p>0.930667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839048">
                <text:p>0.839048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3905">
                <text:p>0.923905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85619">
                <text:p>0.8561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5619">
                <text:p>0.925619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893333">
                <text:p>0.89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9333">
                <text:p>0.929333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845714">
                <text:p>0.84571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4571">
                <text:p>0.924571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84">
                <text:p>0.8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4">
                <text:p>0.92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831429">
                <text:p>0.83142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3143">
                <text:p>0.923143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733333">
                <text:p>0.733333</text:p>
              </table:table-cell>
              <table:table-cell office:value-type="float" office:value="0.92381">
                <text:p>0.92381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12381">
                <text:p>0.912381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780952">
                <text:p>0.780952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18095">
                <text:p>0.918095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857143">
                <text:p>0.85714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5714">
                <text:p>0.925714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811429">
                <text:p>0.81142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1143">
                <text:p>0.921143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87619">
                <text:p>0.8761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7619">
                <text:p>0.927619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820952">
                <text:p>0.820952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2095">
                <text:p>0.922095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690476">
                <text:p>0.690476</text:p>
              </table:table-cell>
              <table:table-cell office:value-type="float" office:value="0.892381">
                <text:p>0.892381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04952">
                <text:p>0.904952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862857">
                <text:p>0.862857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6286">
                <text:p>0.926286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884762">
                <text:p>0.884762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8476">
                <text:p>0.92847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850476">
                <text:p>0.850476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5048">
                <text:p>0.925048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749524">
                <text:p>0.74952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14952">
                <text:p>0.914952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854286">
                <text:p>0.854286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5429">
                <text:p>0.925429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727619">
                <text:p>0.727619</text:p>
              </table:table-cell>
              <table:table-cell office:value-type="float" office:value="0.919048">
                <text:p>0.919048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11333">
                <text:p>0.911333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59619">
                <text:p>0.59619</text:p>
              </table:table-cell>
              <table:table-cell office:value-type="float" office:value="0.872381">
                <text:p>0.872381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893524">
                <text:p>0.893524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704762">
                <text:p>0.704762</text:p>
              </table:table-cell>
              <table:table-cell office:value-type="float" office:value="0.887619">
                <text:p>0.88761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05905">
                <text:p>0.905905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52381">
                <text:p>0.52381</text:p>
              </table:table-cell>
              <table:table-cell office:value-type="float" office:value="0.900952">
                <text:p>0.900952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889143">
                <text:p>0.889143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619048">
                <text:p>0.619048</text:p>
              </table:table-cell>
              <table:table-cell office:value-type="float" office:value="0.904762">
                <text:p>0.904762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899048">
                <text:p>0.899048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640952">
                <text:p>0.640952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04095">
                <text:p>0.904095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793333">
                <text:p>0.79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19333">
                <text:p>0.91933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37143">
                <text:p>0.73714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13714">
                <text:p>0.913714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929524">
                <text:p>0.92952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2952">
                <text:p>0.932952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86381">
                <text:p>0.86381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6381">
                <text:p>0.926381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867619">
                <text:p>0.86761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6762">
                <text:p>0.926762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831429">
                <text:p>0.83142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3143">
                <text:p>0.923143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852381">
                <text:p>0.852381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5238">
                <text:p>0.925238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813333">
                <text:p>0.81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21333">
                <text:p>0.921333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748571">
                <text:p>0.748571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14857">
                <text:p>0.914857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697143">
                <text:p>0.697143</text:p>
              </table:table-cell>
              <table:table-cell office:value-type="float" office:value="0.932381">
                <text:p>0.932381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09619">
                <text:p>0.909619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742857">
                <text:p>0.742857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14286">
                <text:p>0.914286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688571">
                <text:p>0.688571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08857">
                <text:p>0.908857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709524">
                <text:p>0.709524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10952">
                <text:p>0.910952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762857">
                <text:p>0.762857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16286">
                <text:p>0.916286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78">
                <text:p>0.78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18">
                <text:p>0.918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757143">
                <text:p>0.75714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15714">
                <text:p>0.915714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907619">
                <text:p>0.90761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0762">
                <text:p>0.930762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9">
                <text:p>0.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9">
                <text:p>0.9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3333">
                <text:p>0.933333</text:p>
              </table:table-cell>
              <table:table-cell office:value-type="float" office:value="0.93">
                <text:p>0.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